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 manifest:full-path="Object 3/Pictures/2000000D000000DF000000DF334F448F.svm"/>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image/png" manifest:full-path="Pictures/10000200000000BC00000028D490216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2" svg:font-family="Arial" style:font-family-generic="swiss"/>
    <style:font-face style:name="Tahoma" svg:font-family="Tahoma" style:font-family-generic="swiss"/>
    <style:font-face style:name="Verdana" svg:font-family="Verdana"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774cm"/>
    </style:style>
    <style:style style:name="co2" style:family="table-column">
      <style:table-column-properties fo:break-before="auto" style:column-width="2.35cm"/>
    </style:style>
    <style:style style:name="co3" style:family="table-column">
      <style:table-column-properties fo:break-before="auto" style:column-width="5.286cm"/>
    </style:style>
    <style:style style:name="co4" style:family="table-column">
      <style:table-column-properties fo:break-before="auto" style:column-width="3.223cm"/>
    </style:style>
    <style:style style:name="co5" style:family="table-column">
      <style:table-column-properties fo:break-before="auto" style:column-width="9.23cm"/>
    </style:style>
    <style:style style:name="co6" style:family="table-column">
      <style:table-column-properties fo:break-before="auto" style:column-width="1.314cm"/>
    </style:style>
    <style:style style:name="ro1" style:family="table-row">
      <style:table-row-properties style:row-height="0.774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736cm" fo:break-before="auto" style:use-optimal-row-height="true"/>
    </style:style>
    <style:style style:name="ta1" style:family="table" style:master-page-name="PageStyle_5f_Timeline">
      <style:table-properties table:display="true" style:writing-mode="lr-tb"/>
    </style:style>
    <style:style style:name="ta2" style:family="table" style:master-page-name="PageStyle_5f_Project">
      <style:table-properties table:display="true" style:writing-mode="lr-tb"/>
    </styl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glyph-orientation-vertical="0" fo:border-bottom="0.035cm solid #000000" fo:background-color="#eaeaea"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fo:color="#182c63" style:text-outline="false" style:text-line-through-style="none" style:font-name="Verdan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order-bottom="0.035cm solid #000000" fo:background-color="#eaeaea" style:diagonal-bl-tr="none" style:diagonal-tl-br="none" fo:border-left="none" fo:border-right="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 style:family="table-cell" style:parent-style-name="Default">
      <style:table-cell-properties style:glyph-orientation-vertical="0" fo:border-bottom="0.035cm solid #000000" fo:background-color="#bcc5e1"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 style:family="table-cell" style:parent-style-name="Default" style:data-style-name="N37">
      <style:table-cell-properties style:glyph-orientation-vertical="0" fo:background-color="#ffffcc"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 style:family="table-cell" style:parent-style-name="Default" style:data-style-name="N30">
      <style:table-cell-properties style:glyph-orientation-vertical="0" fo:background-color="#ffffcc"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 style:family="table-cell" style:parent-style-name="Default" style:data-style-name="N0">
      <style:table-cell-properties style:glyph-orientation-vertical="0" fo:background-color="#ffffcc"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 style:family="table-cell" style:parent-style-name="Default">
      <style:table-cell-properties fo:background-color="#ffffcc"/>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order-bottom="0.035cm solid #000000" fo:background-color="#bcc5e1"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table-cell-properties fo:background-color="#ffffcc"/>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1" style:family="table-cell" style:parent-style-name="Defaul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order-bottom="0.035cm solid #000000" fo:background-color="#eaeaea"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table-cell-properties style:glyph-orientation-vertical="0" fo:background-color="#ffffcc"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37">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b2b2b2"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5" style:family="table-cell" style:parent-style-name="Default" style:data-style-name="N3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b2b2b2"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6"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b2b2b2"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 style:family="table-cell" style:parent-style-name="Default">
      <style:text-properties fo:color="#b2b2b2"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9" style:family="table-cell" style:parent-style-name="Default">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21" style:family="table-cell" style:parent-style-name="Default">
      <style:table-cell-properties style:glyph-orientation-vertical="0" fo:background-color="#c9dafb"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2" style:family="table-cell" style:parent-style-name="Default" style:data-style-name="N36">
      <style:table-cell-properties style:glyph-orientation-vertical="0" fo:background-color="#ffffcc"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gr1" style:family="graphic">
      <style:graphic-properties draw:stroke="solid" svg:stroke-width="0.026cm" svg:stroke-color="#eaeaea" draw:stroke-linejoin="miter" draw:fill="none" draw:fill-color="#ffffff" draw:textarea-horizontal-align="justify"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draw:stroke="solid" svg:stroke-width="0.026cm" svg:stroke-color="#000000" draw:stroke-linejoin="miter" draw:fill="solid" draw:fill-color="#ffffff" draw:textarea-horizontal-align="justify" draw:textarea-vertical-align="top" draw:auto-grow-height="false" fo:padding-top="0.056cm" fo:padding-bottom="0.056cm" fo:padding-left="0.056cm" fo:padding-right="0.056cm" fo:wrap-option="wrap"/>
    </style:style>
    <style:style style:name="gr3" style:family="graphic">
      <style:graphic-properties draw:stroke="none" draw:fill="none" draw:ole-draw-aspect="1"/>
    </style:style>
    <style:style style:name="gr4" style:family="graphic">
      <style:graphic-properties draw:stroke="solid" svg:stroke-width="0.026cm" svg:stroke-color="#000000" draw:marker-start="Arrowheads_20_1" draw:marker-start-width="0.2cm" draw:marker-start-center="false" draw:stroke-linejoin="miter"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center" style:writing-mode="lr-tb"/>
    </style:style>
    <style:style style:name="P2" style:family="paragraph">
      <style:paragraph-properties fo:text-align="start" style:text-autospace="none" style:line-break="normal" style:writing-mode="page"/>
      <style:text-properties fo:hyphenate="false"/>
    </style:style>
    <style:style style:name="P3" style:family="paragraph">
      <style:paragraph-properties fo:text-align="start" style:text-autospace="none" style:line-break="normal" style:writing-mode="page"/>
      <style:text-properties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3"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5" style:family="text">
      <style:text-properties fo:color="#000000" style:text-outline="false" style:text-line-through-style="none" style:text-position="0% 100%" style:font-name="Tahoma" fo:font-size="8pt" fo:language="fr" fo:country="FR" fo:font-style="normal" fo:text-shadow="none" style:text-underline-style="solid" style:text-underline-width="auto" style:text-underline-color="font-color" fo:font-weight="bold" style:text-underline-mode="continuous" style:text-overline-mode="continuous" style:text-line-through-mode="continuous" style:font-name-asian="Arial Unicode MS" style:font-size-asian="8pt" style:language-asian="zh" style:country-asian="CN" style:font-style-asian="normal" style:font-weight-asian="bold" style:font-name-complex="Tahoma" style:font-size-complex="8pt" style:language-complex="hi" style:country-complex="IN" style:font-style-complex="normal" style:font-weight-complex="bold" style:text-emphasize="none" style:font-relief="none" style:text-overline-style="none" style:text-overline-color="font-color"/>
    </style:style>
    <style:style style:name="T6" style:family="text">
      <style:text-properties fo:color="#000000" style:text-outline="false" style:text-line-through-style="none" style:text-position="0% 100%" style:font-name="Tahoma" fo:font-size="8pt" fo:language="fr" fo:country="FR" fo:font-style="normal" fo:text-shadow="none" style:text-underline-style="none" fo:font-weight="normal" style:text-underline-mode="continuous" style:text-overline-mode="continuous" style:text-line-through-mode="continuous" style:font-name-asian="Arial Unicode MS" style:font-size-asian="8pt" style:language-asian="zh" style:country-asian="CN" style:font-style-asian="normal" style:font-weight-asian="normal" style:font-name-complex="Tahoma" style:font-size-complex="8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position="0% 100%" style:font-name="Tahoma" fo:font-size="8pt" fo:language="fr" fo:country="FR" fo:font-style="normal" fo:text-shadow="none" style:text-underline-style="none" fo:font-weight="bold" style:text-underline-mode="continuous" style:text-overline-mode="continuous" style:text-line-through-mode="continuous" style:font-name-asian="Arial Unicode MS" style:font-size-asian="8pt" style:language-asian="zh" style:country-asian="CN" style:font-style-asian="normal" style:font-weight-asian="bold" style:font-name-complex="Tahoma" style:font-size-complex="8pt" style:language-complex="hi" style:country-complex="IN" style:font-style-complex="normal" style:font-weight-complex="bold" style:text-emphasize="none" style:font-relief="none" style:text-overline-style="none" style:text-overline-color="font-color"/>
    </style:style>
    <style:style style:name="T8" style:family="text">
      <style:text-properties fo:color="#ff0000" style:text-outline="false" style:text-line-through-style="none" style:text-position="0% 100%" style:font-name="Tahoma" fo:font-size="8pt" fo:language="fr" fo:country="FR" fo:font-style="normal" fo:text-shadow="none" style:text-underline-style="none" fo:font-weight="bold" style:text-underline-mode="continuous" style:text-overline-mode="continuous" style:text-line-through-mode="continuous" style:font-name-asian="Arial Unicode MS" style:font-size-asian="8pt" style:language-asian="zh" style:country-asian="CN" style:font-style-asian="normal" style:font-weight-asian="bold" style:font-name-complex="Tahoma" style:font-size-complex="8pt" style:language-complex="hi" style:country-complex="IN"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style:text-position="0% 100%" fo:font-family="Tahoma" fo:font-size="8pt" fo:language="fr" fo:country="FR" fo:font-style="normal" fo:text-shadow="none" style:text-underline-style="none" fo:font-weight="normal" style:text-underline-mode="continuous" style:text-overline-mode="continuous" style:text-line-through-mode="continuous" style:font-name-asian="Arial Unicode MS"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color="#0000ff" style:text-outline="false" style:text-line-through-style="none" style:font-name="Arial1" fo:font-size="8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Arial Unicode MS" style:font-size-asian="8pt" style:language-asian="zh" style:country-asian="CN" style:font-style-asian="normal" style:font-weight-asian="normal" style:font-name-complex="Arial1"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imeline" table:style-name="ta1" table:print="false">
        <office:forms form:automatic-focus="false" form:apply-design-mode="false"/>
        <table:table-column table:style-name="co1" table:default-cell-style-name="Default"/>
        <table:table-column table:style-name="co2" table:default-cell-style-name="ce5"/>
        <table:table-column table:style-name="co3" table:default-cell-style-name="ce10"/>
        <table:table-column table:style-name="co1" table:default-cell-style-name="Default"/>
        <table:table-column table:style-name="co1" table:default-cell-style-name="ce13"/>
        <table:table-column table:style-name="co1" table:default-cell-style-name="ce14"/>
        <table:table-column table:style-name="co4" table:default-cell-style-name="ce18"/>
        <table:table-column table:style-name="co1" table:default-cell-style-name="Default"/>
        <table:table-column table:style-name="co5" table:default-cell-style-name="Default"/>
        <table:table-column table:style-name="co1" table:number-columns-repeated="1015" table:default-cell-style-name="Default"/>
        <table:table-row table:style-name="ro1">
          <table:table-cell table:style-name="ce1" office:value-type="string">
            <text:p>Excel Timeline Template</text:p>
          </table:table-cell>
          <table:table-cell table:style-name="ce2" table:number-columns-repeated="3"/>
          <table:table-cell table:style-name="ce12"/>
          <table:table-cell table:style-name="ce2">
            <draw:frame table:end-cell-address="Timeline.G1" table:end-x="3.212cm" table:end-y="0.738cm" draw:z-index="1" draw:name="Picture 8" draw:style-name="gr1" draw:text-style-name="P1" svg:width="4.896cm" svg:height="0.738cm" svg:x="0.084cm" svg:y="0cm">
              <draw:image xlink:href="Pictures/10000200000000BC00000028D4902161.png" xlink:type="simple" xlink:show="embed" xlink:actuate="onLoad">
                <text:p/>
              </draw:image>
            </draw:frame>
          </table:table-cell>
          <table:table-cell table:style-name="ce2"/>
          <table:table-cell table:style-name="ce19"/>
          <table:table-cell table:style-name="ce20" office:value-type="string">
            <text:p><text:span text:style-name="T10"><text:a xlink:href="http://www.vertex42.com/ExcelArticles/create-a-timeline.html">http://www.vertex42.com/ExcelArticles/create-a-timeline.html</text:a></text:span></text:p>
          </table:table-cell>
          <table:table-cell table:style-name="ce19" table:number-columns-repeated="1015"/>
        </table:table-row>
        <table:table-row table:style-name="ro2">
          <table:table-cell/>
          <table:table-cell table:style-name="Default" table:number-columns-repeated="2"/>
          <table:table-cell/>
          <table:table-cell table:style-name="Default" table:number-columns-repeated="2"/>
          <table:table-cell table:style-name="ce17" office:value-type="string">
            <office:annotation draw:style-name="gr4" draw:text-style-name="P3" svg:width="13.258cm" svg:height="15.236cm" svg:x="18.304cm" svg:y="0.495cm" draw:caption-point-x="-0.425cm" draw:caption-point-y="0.286cm">
              <dc:creator>JNC</dc:creator>
              <dc:date>2010-07-08T00:00:00</dc:date>
              <text:p text:style-name="P3"><text:span text:style-name="T5">Limited Use Policy</text:span></text:p>
              <text:p text:style-name="P3"><text:span text:style-name="T6">You may download this template ("Software") free of charge, make archival copies, and customize the Software for </text:span><text:span text:style-name="T7">personal use only</text:span><text:span text:style-name="T6">. This Software or any document including or derived from this Software </text:span><text:span text:style-name="T8">may NOT be sold, distributed, or placed on a public server such as the internet</text:span><text:span text:style-name="T6"> without the express written permission of Vertex42 LLC.</text:span></text:p>
              <text:p text:style-name="P3"><text:span text:style-name="T6"/></text:p>
              <text:p text:style-name="P3"><text:span text:style-name="T7">You may not remove or alter any logo, trademark, copyright, hyperlinks, disclaimers, terms of use, or other proprietary notices</text:span><text:span text:style-name="T6"> within the Software.</text:span></text:p>
              <text:p text:style-name="P3"><text:span text:style-name="T6"/></text:p>
              <text:p text:style-name="P3"><text:span text:style-name="T6">We define </text:span><text:span text:style-name="T7">"Personal use"</text:span><text:span text:style-name="T6"> as </text:span><text:span text:style-name="T8">Non-Commercial</text:span><text:span text:style-name="T6"> use by you, your family, or by your close personal friends, on your own personal computer.</text:span></text:p>
              <text:p text:style-name="P3"><text:span text:style-name="T6"/></text:p>
              <text:p text:style-name="P3"><text:span text:style-name="T6">We define </text:span><text:span text:style-name="T7">"Commercial use"</text:span><text:span text:style-name="T6">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3"><text:span text:style-name="T5"/></text:p>
              <text:p text:style-name="P3"><text:span text:style-name="T5">No Warranties</text:span></text:p>
              <text:p text:style-name="P3"><text:span text:style-name="T9">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3"><text:span text:style-name="T9"/></text:p>
              <text:p text:style-name="P3"><text:span text:style-name="T5">Limitation of Liability</text:span></text:p>
              <text:p text:style-name="P3"><text:span text:style-name="T9">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3"><text:span text:style-name="T9"/></text:p>
              <text:p text:style-name="P3"><text:span text:style-name="T9">Somes states do not allow the limitation or exclusion of liability for incidental or consequential damages, so the above limitation may not apply to you.</text:span></text:p>
              <text:p text:style-name="P3"><text:span text:style-name="T9"/></text:p>
              <text:p text:style-name="P3"><text:span text:style-name="T9"/></text:p>
            </office:annotation>
            <text:p>© 2005 Vertex42 LLC</text:p>
          </table:table-cell>
          <table:table-cell table:number-columns-repeated="1017"/>
        </table:table-row>
        <table:table-row table:style-name="ro2">
          <table:table-cell/>
          <table:table-cell table:style-name="ce3" office:value-type="string">
            <text:p>Title:</text:p>
          </table:table-cell>
          <table:table-cell table:style-name="ce8" office:value-type="string">
            <text:p>Events in the Life of Benjamin Franklin</text:p>
          </table:table-cell>
          <table:table-cell/>
          <table:table-cell table:style-name="Default" table:number-columns-repeated="3"/>
          <table:table-cell/>
          <table:table-cell>
            <draw:custom-shape table:end-cell-address="Timeline.J25" table:end-x="0.002cm" table:end-y="0.229cm" draw:z-index="0" draw:name="Rectangle 7" draw:style-name="gr2" draw:text-style-name="P2" svg:width="9.198cm" svg:height="13.137cm" svg:x="0cm" svg:y="0.421cm">
              <text:p text:style-name="P2"><text:span text:style-name="T1"><text:s text:c="2"/></text:span><text:span text:style-name="T1">1. Do not insert or remove entire rows (This will mess up the labeling order in the chart).</text:span></text:p>
              <text:p text:style-name="P2"><text:span text:style-name="T1"><text:s text:c="2"/></text:span><text:span text:style-name="T1">2. Edit the </text:span><text:span text:style-name="T2">yellow</text:span><text:span text:style-name="T1"> cells. You can copy and paste, delete, insert, and sort, as long as you do not insert or delete entire rows.</text:span></text:p>
              <text:p text:style-name="P2"><text:span text:style-name="T1"/></text:p>
              <text:p text:style-name="P2"><text:span text:style-name="T2">To change the x-axis scale</text:span></text:p>
              <text:p text:style-name="P2"><text:span text:style-name="T1"><text:s text:c="2"/></text:span><text:span text:style-name="T1">1. Right-click on the x-axis and select "Format Axis..." or use the Chart toolbar to edit the axis properties.</text:span></text:p>
              <text:p text:style-name="P2"><text:span text:style-name="T1"><text:s text:c="2"/></text:span><text:span text:style-name="T1">2. In the Scale tab, choose specific minimum and maximum values.</text:span></text:p>
              <text:p text:style-name="P2"><text:span text:style-name="T1"/></text:p>
              <text:p text:style-name="P2"><text:span text:style-name="T2">To delete an event</text:span></text:p>
              <text:p text:style-name="P2"><text:span text:style-name="T2"><text:s text:c="2"/></text:span><text:span text:style-name="T3">1. Delete the Year and Event in columns B and C, respectively.</text:span></text:p>
              <text:p text:style-name="P2"><text:span text:style-name="T3"><text:s text:c="2"/></text:span><text:span text:style-name="T3">2. If the timeline includes 0, make the Year be a value off the X-Axis scale.</text:span></text:p>
              <text:p text:style-name="P2"><text:span text:style-name="T3"><text:s text:c="8"/></text:span><text:span text:style-name="T3">- Or -</text:span></text:p>
              <text:p text:style-name="P2"><text:span text:style-name="T3"><text:s text:c="2"/></text:span><text:span text:style-name="T3">1. Delete the year and event.</text:span></text:p>
              <text:p text:style-name="P2"><text:span text:style-name="T3"><text:s text:c="2"/></text:span><text:span text:style-name="T3">2. Move all the other events up.</text:span></text:p>
              <text:p text:style-name="P2"><text:span text:style-name="T3"><text:s text:c="2"/></text:span><text:span text:style-name="T3">3. Modify the data series so that the last events in the column are not included in the graph.</text:span></text:p>
              <text:p text:style-name="P2"><text:span text:style-name="T3"/></text:p>
              <text:p text:style-name="P2"><text:span text:style-name="T2">To add an event</text:span></text:p>
              <text:p text:style-name="P2"><text:span text:style-name="T3"><text:s text:c="2"/></text:span><text:span text:style-name="T3">1. Do not insert a row. Just copy the last row of the table down as many rows as you need.</text:span></text:p>
              <text:p text:style-name="P2"><text:span text:style-name="T3"><text:s text:c="2"/></text:span><text:span text:style-name="T3">2. Modify the data series to include the additional rows.</text:span></text:p>
              <text:p text:style-name="P2"><text:span text:style-name="T3"><text:s text:c="2"/></text:span><text:span text:style-name="T3">3. Edit each new data point label, referencing the correct cell in column G. This is done by clicking on the data points in the chart. Then click on the specific data label that you want to edit (this should highlight just the single data point). Then, with the data point selected, type "=" then select the cell containing the Label (in column G).</text:span></text:p>
              <text:p text:style-name="P2"><text:span text:style-name="T3"/></text:p>
              <text:p text:style-name="P2"><text:span text:style-name="T4">http://www.vertex42.com/ExcelArticles/create-a-timeline.html</text:span></text:p>
              <draw:enhanced-geometry svg:viewBox="0 0 21600 21600" draw:type="rectangle" draw:enhanced-path="M 0 0 L 21600 0 21600 21600 0 21600 0 0 Z N"/>
            </draw:custom-shape>
          </table:table-cell>
          <table:table-cell table:number-columns-repeated="1015"/>
        </table:table-row>
        <table:table-row table:style-name="ro3">
          <table:table-cell/>
          <table:table-cell table:style-name="ce4" office:value-type="string">
            <text:p>Year</text:p>
          </table:table-cell>
          <table:table-cell table:style-name="ce9" office:value-type="string">
            <text:p>Event</text:p>
          </table:table-cell>
          <table:table-cell table:style-name="ce11" office:value-type="string">
            <text:p>[42]</text:p>
          </table:table-cell>
          <table:table-cell table:style-name="ce4" office:value-type="string">
            <text:p>Height</text:p>
          </table:table-cell>
          <table:table-cell table:style-name="ce4" office:value-type="string">
            <text:p>Axis</text:p>
          </table:table-cell>
          <table:table-cell table:style-name="ce4" office:value-type="string">
            <text:p>Label</text:p>
          </table:table-cell>
          <table:table-cell/>
          <table:table-cell table:style-name="ce21" office:value-type="string">
            <text:p>Instructions</text:p>
          </table:table-cell>
          <table:table-cell table:number-columns-repeated="1015"/>
        </table:table-row>
        <table:table-row table:style-name="ro2">
          <table:table-cell/>
          <table:table-cell office:value-type="date" office:date-value="2015-03-25">
            <text:p>25.03.15</text:p>
          </table:table-cell>
          <table:table-cell office:value-type="string">
            <text:p>Start des Semesters</text:p>
          </table:table-cell>
          <table:table-cell/>
          <table:table-cell office:value-type="float" office:value="15">
            <text:p>15</text:p>
          </table:table-cell>
          <table:table-cell office:value-type="date" office:date-value="2015-03-25">
            <text:p>25.03.15</text:p>
          </table:table-cell>
          <table:table-cell office:value-type="string">
            <text:p>Start des Semesters</text:p>
          </table:table-cell>
          <table:table-cell office:value-type="string">
            <text:p><text:s/></text:p>
          </table:table-cell>
          <table:table-cell table:number-columns-repeated="1016"/>
        </table:table-row>
        <table:table-row table:style-name="ro4">
          <table:table-cell/>
          <table:table-cell office:value-type="date" office:date-value="2015-04-01">
            <text:p>01.04.15</text:p>
          </table:table-cell>
          <table:table-cell office:value-type="string">
            <text:p>Lauffähige RoboCup</text:p>
            <text:p>Umgebung</text:p>
          </table:table-cell>
          <table:table-cell/>
          <table:table-cell office:value-type="float" office:value="-15">
            <text:p>-15</text:p>
          </table:table-cell>
          <table:table-cell office:value-type="date" office:date-value="2015-04-01">
            <text:p>01.04.15</text:p>
          </table:table-cell>
          <table:table-cell office:value-type="string">
            <text:p>Lauffähige RoboCup</text:p>
            <text:p>Umgebung</text:p>
          </table:table-cell>
          <table:table-cell office:value-type="string">
            <text:p><text:s/></text:p>
          </table:table-cell>
          <table:table-cell table:style-name="ce19"/>
          <table:table-cell table:number-columns-repeated="1015"/>
        </table:table-row>
        <table:table-row table:style-name="ro4">
          <table:table-cell/>
          <table:table-cell office:value-type="date" office:date-value="2015-04-11">
            <text:p>11.04.15</text:p>
          </table:table-cell>
          <table:table-cell office:value-type="string">
            <text:p>Analyse</text:p>
            <text:p>Debuggingtools</text:p>
          </table:table-cell>
          <table:table-cell/>
          <table:table-cell office:value-type="float" office:value="5">
            <text:p>5</text:p>
          </table:table-cell>
          <table:table-cell office:value-type="date" office:date-value="2015-04-11">
            <text:p>11.04.15</text:p>
          </table:table-cell>
          <table:table-cell office:value-type="string">
            <text:p>Analyse</text:p>
            <text:p>Debuggingtools</text:p>
          </table:table-cell>
          <table:table-cell office:value-type="string">
            <text:p><text:s/></text:p>
          </table:table-cell>
          <table:table-cell table:style-name="ce19"/>
          <table:table-cell table:number-columns-repeated="1015"/>
        </table:table-row>
        <table:table-row table:style-name="ro4">
          <table:table-cell/>
          <table:table-cell office:value-type="date" office:date-value="2015-04-02">
            <text:p>02.04.15</text:p>
          </table:table-cell>
          <table:table-cell office:value-type="string">
            <text:p>Testen verschiedener</text:p>
            <text:p>Frameworks</text:p>
          </table:table-cell>
          <table:table-cell/>
          <table:table-cell office:value-type="float" office:value="10">
            <text:p>10</text:p>
          </table:table-cell>
          <table:table-cell office:value-type="date" office:date-value="2015-04-02">
            <text:p>02.04.15</text:p>
          </table:table-cell>
          <table:table-cell office:value-type="string">
            <text:p>Testen verschiedener</text:p>
            <text:p>Frameworks</text:p>
          </table:table-cell>
          <table:table-cell office:value-type="string">
            <text:p><text:s/></text:p>
          </table:table-cell>
          <table:table-cell table:style-name="ce19"/>
          <table:table-cell table:number-columns-repeated="1015"/>
        </table:table-row>
        <table:table-row table:style-name="ro4">
          <table:table-cell/>
          <table:table-cell office:value-type="date" office:date-value="2015-04-08">
            <text:p>08.04.15</text:p>
          </table:table-cell>
          <table:table-cell office:value-type="string">
            <text:p>Auswahl:</text:p>
            <text:p>Magma Offenburg</text:p>
          </table:table-cell>
          <table:table-cell/>
          <table:table-cell office:value-type="float" office:value="-10">
            <text:p>-10</text:p>
          </table:table-cell>
          <table:table-cell office:value-type="date" office:date-value="2015-04-08">
            <text:p>08.04.15</text:p>
          </table:table-cell>
          <table:table-cell office:value-type="string">
            <text:p>Auswahl:</text:p>
            <text:p>Magma Offenburg</text:p>
          </table:table-cell>
          <table:table-cell office:value-type="string">
            <text:p><text:s/></text:p>
          </table:table-cell>
          <table:table-cell table:style-name="ce19"/>
          <table:table-cell table:number-columns-repeated="1015"/>
        </table:table-row>
        <table:table-row table:style-name="ro2">
          <table:table-cell/>
          <table:table-cell office:value-type="date" office:date-value="2015-04-28">
            <text:p>28.04.15</text:p>
          </table:table-cell>
          <table:table-cell office:value-type="string">
            <text:p>Integration RoboViz</text:p>
          </table:table-cell>
          <table:table-cell/>
          <table:table-cell office:value-type="float" office:value="-15">
            <text:p>-15</text:p>
          </table:table-cell>
          <table:table-cell office:value-type="date" office:date-value="2015-04-28">
            <text:p>28.04.15</text:p>
          </table:table-cell>
          <table:table-cell office:value-type="string">
            <text:p>Integration RoboViz</text:p>
          </table:table-cell>
          <table:table-cell office:value-type="string">
            <text:p><text:s/></text:p>
          </table:table-cell>
          <table:table-cell table:number-columns-repeated="1016"/>
        </table:table-row>
        <table:table-row table:style-name="ro4">
          <table:table-cell/>
          <table:table-cell office:value-type="date" office:date-value="2015-04-29">
            <text:p>29.04.15</text:p>
          </table:table-cell>
          <table:table-cell office:value-type="string">
            <text:p>Team</text:p>
            <text:p>Neustrukturierung</text:p>
          </table:table-cell>
          <table:table-cell/>
          <table:table-cell office:value-type="float" office:value="5">
            <text:p>5</text:p>
          </table:table-cell>
          <table:table-cell office:value-type="date" office:date-value="2015-04-29">
            <text:p>29.04.15</text:p>
          </table:table-cell>
          <table:table-cell office:value-type="string">
            <text:p>Team</text:p>
            <text:p>Neustrukturierung</text:p>
          </table:table-cell>
          <table:table-cell office:value-type="string">
            <text:p><text:s/></text:p>
          </table:table-cell>
          <table:table-cell table:number-columns-repeated="1016"/>
        </table:table-row>
        <table:table-row table:style-name="ro2">
          <table:table-cell/>
          <table:table-cell office:value-type="date" office:date-value="2015-05-06">
            <text:p>06.05.15</text:p>
          </table:table-cell>
          <table:table-cell office:value-type="string">
            <text:p>Lauf-Optimierung</text:p>
          </table:table-cell>
          <table:table-cell/>
          <table:table-cell office:value-type="float" office:value="10">
            <text:p>10</text:p>
          </table:table-cell>
          <table:table-cell office:value-type="date" office:date-value="2015-05-06">
            <text:p>06.05.15</text:p>
          </table:table-cell>
          <table:table-cell office:value-type="string">
            <text:p>Lauf-Optimierung</text:p>
          </table:table-cell>
          <table:table-cell office:value-type="string">
            <text:p><text:s/></text:p>
          </table:table-cell>
          <table:table-cell table:number-columns-repeated="1016"/>
        </table:table-row>
        <table:table-row table:style-name="ro4">
          <table:table-cell/>
          <table:table-cell office:value-type="date" office:date-value="2015-05-19">
            <text:p>19.05.15</text:p>
          </table:table-cell>
          <table:table-cell office:value-type="string">
            <text:p>Aktualisierung der</text:p>
            <text:p>Server-Config</text:p>
          </table:table-cell>
          <table:table-cell/>
          <table:table-cell office:value-type="float" office:value="-10">
            <text:p>-10</text:p>
          </table:table-cell>
          <table:table-cell office:value-type="date" office:date-value="2015-05-20">
            <text:p>20.05.15</text:p>
          </table:table-cell>
          <table:table-cell office:value-type="string">
            <text:p>Aktualisierung der</text:p>
            <text:p>Server-Config</text:p>
          </table:table-cell>
          <table:table-cell office:value-type="string">
            <text:p><text:s/></text:p>
          </table:table-cell>
          <table:table-cell table:number-columns-repeated="1016"/>
        </table:table-row>
        <table:table-row table:style-name="ro4">
          <table:table-cell/>
          <table:table-cell office:value-type="date" office:date-value="2015-05-26">
            <text:p>26.05.15</text:p>
          </table:table-cell>
          <table:table-cell office:value-type="string">
            <text:p>Kicking Challenge</text:p>
            <text:p>Prototyp</text:p>
          </table:table-cell>
          <table:table-cell/>
          <table:table-cell office:value-type="float" office:value="10">
            <text:p>10</text:p>
          </table:table-cell>
          <table:table-cell office:value-type="date" office:date-value="2015-05-27">
            <text:p>27.05.15</text:p>
          </table:table-cell>
          <table:table-cell office:value-type="string">
            <text:p>Kicking Challenge</text:p>
            <text:p>Prototyp</text:p>
          </table:table-cell>
          <table:table-cell office:value-type="string">
            <text:p><text:s/></text:p>
          </table:table-cell>
          <table:table-cell table:number-columns-repeated="1016"/>
        </table:table-row>
        <table:table-row table:style-name="ro4">
          <table:table-cell/>
          <table:table-cell office:value-type="date" office:date-value="2015-06-03">
            <text:p>03.06.15</text:p>
          </table:table-cell>
          <table:table-cell office:value-type="string">
            <text:p>Einarbeitung ins </text:p>
            <text:p>Regelwerk</text:p>
          </table:table-cell>
          <table:table-cell/>
          <table:table-cell office:value-type="float" office:value="-20">
            <text:p>-20</text:p>
          </table:table-cell>
          <table:table-cell office:value-type="date" office:date-value="2015-06-03">
            <text:p>03.06.15</text:p>
          </table:table-cell>
          <table:table-cell office:value-type="string">
            <text:p>Einarbeitung ins </text:p>
            <text:p>Regelwerk</text:p>
          </table:table-cell>
          <table:table-cell office:value-type="string">
            <text:p><text:s/></text:p>
          </table:table-cell>
          <table:table-cell table:number-columns-repeated="1016"/>
        </table:table-row>
        <table:table-row table:style-name="ro4">
          <table:table-cell/>
          <table:table-cell office:value-type="date" office:date-value="2015-06-05">
            <text:p>05.06.15</text:p>
          </table:table-cell>
          <table:table-cell office:value-type="string">
            <text:p>Eigenes</text:p>
            <text:p>Agent-Modell</text:p>
          </table:table-cell>
          <table:table-cell/>
          <table:table-cell office:value-type="float" office:value="-15">
            <text:p>-15</text:p>
          </table:table-cell>
          <table:table-cell office:value-type="date" office:date-value="2015-06-05">
            <text:p>05.06.15</text:p>
          </table:table-cell>
          <table:table-cell office:value-type="string">
            <text:p>Eigenes</text:p>
            <text:p>Agent-Modell</text:p>
          </table:table-cell>
          <table:table-cell table:number-columns-repeated="1017"/>
        </table:table-row>
        <table:table-row table:style-name="ro4">
          <table:table-cell/>
          <table:table-cell office:value-type="date" office:date-value="2015-06-10">
            <text:p>10.06.15</text:p>
          </table:table-cell>
          <table:table-cell office:value-type="string">
            <text:p>KI's für </text:p>
            <text:p>Standardsituationen</text:p>
          </table:table-cell>
          <table:table-cell/>
          <table:table-cell office:value-type="float" office:value="-10">
            <text:p>-10</text:p>
          </table:table-cell>
          <table:table-cell office:value-type="date" office:date-value="2015-06-10">
            <text:p>10.06.15</text:p>
          </table:table-cell>
          <table:table-cell office:value-type="string">
            <text:p>KI's für </text:p>
            <text:p>Standardsituationen</text:p>
          </table:table-cell>
          <table:table-cell table:number-columns-repeated="1017"/>
        </table:table-row>
        <table:table-row table:style-name="ro2">
          <table:table-cell/>
          <table:table-cell office:value-type="date" office:date-value="2015-06-12">
            <text:p>12.06.15</text:p>
          </table:table-cell>
          <table:table-cell office:value-type="string">
            <text:p>Dribbeln</text:p>
          </table:table-cell>
          <table:table-cell/>
          <table:table-cell office:value-type="float" office:value="15">
            <text:p>15</text:p>
          </table:table-cell>
          <table:table-cell table:style-name="ce15" office:value-type="date" office:date-value="2015-06-12">
            <text:p>12.06.15</text:p>
          </table:table-cell>
          <table:table-cell office:value-type="string">
            <text:p>Dribbeln</text:p>
          </table:table-cell>
          <table:table-cell table:number-columns-repeated="1017"/>
        </table:table-row>
        <table:table-row table:style-name="ro4">
          <table:table-cell/>
          <table:table-cell office:value-type="date" office:date-value="2015-06-17">
            <text:p>17.06.15</text:p>
          </table:table-cell>
          <table:table-cell office:value-type="string">
            <text:p>Festlegen der</text:p>
            <text:p>Challenges</text:p>
          </table:table-cell>
          <table:table-cell/>
          <table:table-cell office:value-type="float" office:value="-5">
            <text:p>-5</text:p>
          </table:table-cell>
          <table:table-cell table:style-name="ce15" office:value-type="date" office:date-value="2015-06-17">
            <text:p>17.06.15</text:p>
          </table:table-cell>
          <table:table-cell office:value-type="string">
            <text:p>Festlegen der</text:p>
            <text:p>Challenges</text:p>
          </table:table-cell>
          <table:table-cell table:number-columns-repeated="1017"/>
        </table:table-row>
        <table:table-row table:style-name="ro2">
          <table:table-cell/>
          <table:table-cell office:value-type="date" office:date-value="2015-06-23">
            <text:p>23.06.15</text:p>
          </table:table-cell>
          <table:table-cell office:value-type="string">
            <text:p>Manuelle Steuerung</text:p>
          </table:table-cell>
          <table:table-cell/>
          <table:table-cell office:value-type="float" office:value="-15">
            <text:p>-15</text:p>
          </table:table-cell>
          <table:table-cell table:style-name="ce15" office:value-type="date" office:date-value="2015-06-23">
            <text:p>23.06.15</text:p>
          </table:table-cell>
          <table:table-cell office:value-type="string">
            <text:p>Manuelle Steuerung</text:p>
          </table:table-cell>
          <table:table-cell table:number-columns-repeated="1017"/>
        </table:table-row>
        <table:table-row table:style-name="ro4">
          <table:table-cell/>
          <table:table-cell office:value-type="date" office:date-value="2015-06-24">
            <text:p>24.06.15</text:p>
          </table:table-cell>
          <table:table-cell office:value-type="string">
            <text:p>Implementierung der</text:p>
            <text:p>Kicking Challenges</text:p>
          </table:table-cell>
          <table:table-cell/>
          <table:table-cell office:value-type="float" office:value="10">
            <text:p>10</text:p>
          </table:table-cell>
          <table:table-cell table:style-name="ce15" office:value-type="date" office:date-value="2015-06-24">
            <text:p>24.06.15</text:p>
          </table:table-cell>
          <table:table-cell office:value-type="string">
            <text:p>Implementierung der</text:p>
            <text:p>Kicking Challenges</text:p>
          </table:table-cell>
          <table:table-cell table:number-columns-repeated="1017"/>
        </table:table-row>
        <table:table-row table:style-name="ro2">
          <table:table-cell/>
          <table:table-cell office:value-type="date" office:date-value="2015-06-27">
            <text:p>27.06.15</text:p>
          </table:table-cell>
          <table:table-cell office:value-type="string">
            <text:p>Kick-Optimierung</text:p>
          </table:table-cell>
          <table:table-cell/>
          <table:table-cell office:value-type="float" office:value="-10">
            <text:p>-10</text:p>
          </table:table-cell>
          <table:table-cell table:style-name="ce15" office:value-type="date" office:date-value="2015-06-27">
            <text:p>27.06.15</text:p>
          </table:table-cell>
          <table:table-cell office:value-type="string">
            <text:p>Kick-Optimierung</text:p>
          </table:table-cell>
          <table:table-cell table:number-columns-repeated="1017"/>
        </table:table-row>
        <table:table-row table:style-name="ro2">
          <table:table-cell/>
          <table:table-cell office:value-type="date" office:date-value="2015-07-01">
            <text:p>01.07.15</text:p>
          </table:table-cell>
          <table:table-cell office:value-type="string">
            <text:p>Final Match !!</text:p>
          </table:table-cell>
          <table:table-cell/>
          <table:table-cell office:value-type="float" office:value="-5">
            <text:p>-5</text:p>
          </table:table-cell>
          <table:table-cell table:style-name="ce15" office:value-type="date" office:date-value="2015-07-01">
            <text:p>01.07.15</text:p>
          </table:table-cell>
          <table:table-cell office:value-type="string">
            <text:p>Final Match !!</text:p>
          </table:table-cell>
          <table:table-cell table:number-columns-repeated="1017"/>
        </table:table-row>
        <table:table-row table:style-name="ro2">
          <table:table-cell/>
          <table:table-cell table:style-name="ce6" office:value-type="date" office:date-value="2015-04-15">
            <text:p>15.04.15</text:p>
          </table:table-cell>
          <table:table-cell office:value-type="string">
            <text:p>Literaturrecherche KI</text:p>
          </table:table-cell>
          <table:table-cell/>
          <table:table-cell office:value-type="float" office:value="20">
            <text:p>20</text:p>
          </table:table-cell>
          <table:table-cell table:style-name="ce16" office:value-type="float" office:value="42109">
            <text:p>42109</text:p>
          </table:table-cell>
          <table:table-cell office:value-type="string">
            <text:p>Literaturrecherche KI</text:p>
          </table:table-cell>
          <table:table-cell table:number-columns-repeated="1017"/>
        </table:table-row>
        <table:table-row table:style-name="ro4">
          <table:table-cell/>
          <table:table-cell table:style-name="ce6" office:value-type="date" office:date-value="2015-04-16">
            <text:p>16.04.15</text:p>
          </table:table-cell>
          <table:table-cell office:value-type="string">
            <text:p>Erstes KI-Konzept -</text:p>
            <text:p>State Machines</text:p>
          </table:table-cell>
          <table:table-cell/>
          <table:table-cell office:value-type="float" office:value="-5">
            <text:p>-5</text:p>
          </table:table-cell>
          <table:table-cell table:style-name="ce16" office:value-type="float" office:value="42110">
            <text:p>42110</text:p>
          </table:table-cell>
          <table:table-cell office:value-type="string">
            <text:p>Erstes KI-Konzept -</text:p>
            <text:p>State Machines</text:p>
          </table:table-cell>
          <table:table-cell table:number-columns-repeated="1017"/>
        </table:table-row>
        <table:table-row table:style-name="ro4">
          <table:table-cell/>
          <table:table-cell table:style-name="ce6" office:value-type="date" office:date-value="2015-05-20">
            <text:p>20.05.15</text:p>
          </table:table-cell>
          <table:table-cell office:value-type="string">
            <text:p>Einfacher Torschütze</text:p>
            <text:p>+ Torwart</text:p>
          </table:table-cell>
          <table:table-cell/>
          <table:table-cell office:value-type="float" office:value="15">
            <text:p>15</text:p>
          </table:table-cell>
          <table:table-cell table:style-name="ce16" office:value-type="float" office:value="42144">
            <text:p>42144</text:p>
          </table:table-cell>
          <table:table-cell office:value-type="string">
            <text:p>Einfacher Torschütze + Torwart</text:p>
          </table:table-cell>
          <table:table-cell table:number-columns-repeated="1017"/>
        </table:table-row>
        <table:table-row table:style-name="ro4">
          <table:table-cell/>
          <table:table-cell table:style-name="ce6" office:value-type="date" office:date-value="2015-05-27">
            <text:p>27.05.15</text:p>
          </table:table-cell>
          <table:table-cell office:value-type="string">
            <text:p>Finales KI-Konzept - </text:p>
            <text:p>Strategy-Role</text:p>
          </table:table-cell>
          <table:table-cell/>
          <table:table-cell office:value-type="float" office:value="5">
            <text:p>5</text:p>
          </table:table-cell>
          <table:table-cell table:style-name="ce16" office:value-type="float" office:value="42151">
            <text:p>42151</text:p>
          </table:table-cell>
          <table:table-cell office:value-type="string">
            <text:p>Finales KI-Konzept - </text:p>
            <text:p>Strategy-Role</text:p>
          </table:table-cell>
          <table:table-cell table:number-columns-repeated="1017"/>
        </table:table-row>
        <table:table-row table:style-name="ro2">
          <table:table-cell/>
          <table:table-cell table:style-name="ce6" office:value-type="date" office:date-value="2015-06-16">
            <text:p>16.06.15</text:p>
          </table:table-cell>
          <table:table-cell office:value-type="string">
            <text:p>Intelligenter Stürmer</text:p>
          </table:table-cell>
          <table:table-cell/>
          <table:table-cell office:value-type="float" office:value="20">
            <text:p>20</text:p>
          </table:table-cell>
          <table:table-cell table:style-name="ce16" office:value-type="float" office:value="42171">
            <text:p>42171</text:p>
          </table:table-cell>
          <table:table-cell office:value-type="string">
            <text:p>Intelligenter Stürmer</text:p>
          </table:table-cell>
          <table:table-cell table:number-columns-repeated="1017"/>
        </table:table-row>
        <table:table-row table:style-name="ro2">
          <table:table-cell/>
          <table:table-cell table:style-name="ce6" office:value-type="date" office:date-value="2015-06-17">
            <text:p>17.06.15</text:p>
          </table:table-cell>
          <table:table-cell office:value-type="string">
            <text:p>Testspiel gegen Team KKB</text:p>
          </table:table-cell>
          <table:table-cell/>
          <table:table-cell office:value-type="float" office:value="-20">
            <text:p>-20</text:p>
          </table:table-cell>
          <table:table-cell table:style-name="ce16" office:value-type="float" office:value="42172">
            <text:p>42172</text:p>
          </table:table-cell>
          <table:table-cell office:value-type="string">
            <text:p>Testspiel gegen Team KKB</text:p>
          </table:table-cell>
          <table:table-cell table:number-columns-repeated="1017"/>
        </table:table-row>
        <table:table-row table:style-name="ro2">
          <table:table-cell/>
          <table:table-cell table:style-name="ce6" office:value-type="date" office:date-value="2015-06-22">
            <text:p>22.06.15</text:p>
          </table:table-cell>
          <table:table-cell office:value-type="string">
            <text:p>Intelligenter Torwart</text:p>
          </table:table-cell>
          <table:table-cell/>
          <table:table-cell office:value-type="float" office:value="15">
            <text:p>15</text:p>
          </table:table-cell>
          <table:table-cell table:style-name="ce16" office:value-type="float" office:value="42178">
            <text:p>42178</text:p>
          </table:table-cell>
          <table:table-cell office:value-type="string">
            <text:p>Intelligenter Torwart</text:p>
          </table:table-cell>
          <table:table-cell table:number-columns-repeated="1017"/>
        </table:table-row>
        <table:table-row table:style-name="ro2">
          <table:table-cell/>
          <table:table-cell table:style-name="ce7"/>
          <table:table-cell table:number-columns-repeated="3"/>
          <table:table-cell table:style-name="ce16" table:formula="of:=OFFSET([.$B$4];ROW()-ROW([.$F$4]);0;1;1)" office:value-type="float" office:value="0">
            <text:p>0</text:p>
          </table:table-cell>
          <table:table-cell table:formula="of:=OFFSET([.$C$4];ROW()-ROW([.$G$4]);0;1;1)" office:value-type="float" office:value="0">
            <text:p>0</text:p>
          </table:table-cell>
          <table:table-cell table:number-columns-repeated="1017"/>
        </table:table-row>
        <table:table-row table:style-name="ro2">
          <table:table-cell>
            <draw:frame table:end-cell-address="Timeline.J61" table:end-x="1.383cm" table:end-y="0.377cm" draw:z-index="2" draw:style-name="gr3" svg:width="29.65cm" svg:height="13.228cm" svg:x="0.586cm" svg:y="0.246cm">
              <draw:object draw:notify-on-update-of-ranges="Timeline.C5:Timeline.C30 Timeline.B5:Timeline.B30 Timeline.C5:Timeline.C30 Timeline.B5:Timeline.B30 Timeline.D5:Timeline.D30 Timeline.B5:Timeline.B30 Timeline.E5:Timeline.E30" xlink:href="./Object 3" xlink:type="simple" xlink:show="embed" xlink:actuate="onLoad">
                <text:p/>
              </draw:object>
              <draw:image xlink:href="./ObjectReplacements/Object 3" xlink:type="simple" xlink:show="embed" xlink:actuate="onLoad"/>
            </draw:frame>
          </table:table-cell>
          <table:table-cell table:style-name="ce7"/>
          <table:table-cell table:number-columns-repeated="3"/>
          <table:table-cell table:style-name="ce16" table:formula="of:=OFFSET([.$B$4];ROW()-ROW([.$F$4]);0;1;1)" office:value-type="float" office:value="0">
            <text:p>0</text:p>
          </table:table-cell>
          <table:table-cell table:formula="of:=OFFSET([.$C$4];ROW()-ROW([.$G$4]);0;1;1)" office:value-type="float" office:value="0">
            <text:p>0</text:p>
          </table:table-cell>
          <table:table-cell table:number-columns-repeated="1017"/>
        </table:table-row>
        <table:table-row table:style-name="ro2">
          <table:table-cell/>
          <table:table-cell table:style-name="ce7"/>
          <table:table-cell table:number-columns-repeated="3"/>
          <table:table-cell table:style-name="ce16" table:formula="of:=OFFSET([.$B$4];ROW()-ROW([.$F$4]);0;1;1)" office:value-type="float" office:value="0">
            <text:p>0</text:p>
          </table:table-cell>
          <table:table-cell table:formula="of:=OFFSET([.$C$4];ROW()-ROW([.$G$4]);0;1;1)" office:value-type="float" office:value="0">
            <text:p>0</text:p>
          </table:table-cell>
          <table:table-cell table:number-columns-repeated="1017"/>
        </table:table-row>
        <table:named-expressions/>
      </table:table>
      <table:table table:name="Project" table:style-name="ta2" table:print="false">
        <table:table-column table:style-name="co1" table:default-cell-style-name="Default"/>
        <table:table-column table:style-name="co2" table:default-cell-style-name="ce22"/>
        <table:table-column table:style-name="co3" table:default-cell-style-name="ce10"/>
        <table:table-column table:style-name="co6" table:default-cell-style-name="ce13"/>
        <table:table-column table:style-name="co1" table:default-cell-style-name="ce13"/>
        <table:table-column table:style-name="co1" table:default-cell-style-name="ce16"/>
        <table:table-column table:style-name="co1" table:default-cell-style-name="ce18"/>
        <table:table-column table:style-name="co1" table:default-cell-style-name="Default"/>
        <table:table-column table:style-name="co5" table:default-cell-style-name="Default"/>
        <table:table-column table:style-name="co1" table:number-columns-repeated="1015" table:default-cell-style-name="Default"/>
        <table:table-row table:style-name="ro1">
          <table:table-cell table:style-name="ce1" office:value-type="string">
            <text:p>Project Timeline Template</text:p>
          </table:table-cell>
          <table:table-cell table:style-name="ce2" table:number-columns-repeated="3"/>
          <table:table-cell table:style-name="ce12"/>
          <table:table-cell table:style-name="ce2">
            <draw:frame table:end-cell-address="Project.H1" table:end-x="0.003cm" table:end-y="0.738cm" draw:z-index="2" draw:name="Picture 3" draw:style-name="gr1" draw:text-style-name="P1" svg:width="3.455cm" svg:height="0.738cm" svg:x="0.083cm" svg:y="0cm">
              <draw:image xlink:href="Pictures/10000200000000BC00000028D4902161.png" xlink:type="simple" xlink:show="embed" xlink:actuate="onLoad">
                <text:p/>
              </draw:image>
            </draw:frame>
          </table:table-cell>
          <table:table-cell table:style-name="ce2"/>
          <table:table-cell table:style-name="ce19"/>
          <table:table-cell table:style-name="ce20" office:value-type="string">
            <text:p><text:span text:style-name="T10"><text:a xlink:href="http://www.vertex42.com/ExcelArticles/create-a-timeline.html">http://www.vertex42.com/ExcelArticles/create-a-timeline.html</text:a></text:span></text:p>
          </table:table-cell>
          <table:table-cell table:style-name="ce19" table:number-columns-repeated="1015"/>
        </table:table-row>
        <table:table-row table:style-name="ro2">
          <table:table-cell/>
          <table:table-cell table:style-name="Default" table:number-columns-repeated="5"/>
          <table:table-cell table:style-name="ce17" office:value-type="string">
            <office:annotation draw:style-name="gr4" draw:text-style-name="P3" svg:width="13.258cm" svg:height="14.955cm" svg:x="16.402cm" svg:y="0.5cm" draw:caption-point-x="-0.425cm" draw:caption-point-y="0.282cm">
              <dc:creator>JNC</dc:creator>
              <dc:date>2010-07-08T00:00:00</dc:date>
              <text:p text:style-name="P3"><text:span text:style-name="T5">Limited Use Policy</text:span></text:p>
              <text:p text:style-name="P3"><text:span text:style-name="T6">You may download this template ("Software") free of charge, make archival copies, and customize the Software for </text:span><text:span text:style-name="T7">personal use only</text:span><text:span text:style-name="T6">. This Software or any document including or derived from this Software </text:span><text:span text:style-name="T8">may NOT be sold, distributed, or placed on a public server such as the internet</text:span><text:span text:style-name="T6"> without the express written permission of Vertex42 LLC.</text:span></text:p>
              <text:p text:style-name="P3"><text:span text:style-name="T6"/></text:p>
              <text:p text:style-name="P3"><text:span text:style-name="T7">You may not remove or alter any logo, trademark, copyright, hyperlinks, disclaimers, terms of use, or other proprietary notices</text:span><text:span text:style-name="T6"> within the Software.</text:span></text:p>
              <text:p text:style-name="P3"><text:span text:style-name="T6"/></text:p>
              <text:p text:style-name="P3"><text:span text:style-name="T6">We define </text:span><text:span text:style-name="T7">"Personal use"</text:span><text:span text:style-name="T6"> as </text:span><text:span text:style-name="T8">Non-Commercial</text:span><text:span text:style-name="T6"> use by you, your family, or by your close personal friends, on your own personal computer.</text:span></text:p>
              <text:p text:style-name="P3"><text:span text:style-name="T6"/></text:p>
              <text:p text:style-name="P3"><text:span text:style-name="T6">We define </text:span><text:span text:style-name="T7">"Commercial use"</text:span><text:span text:style-name="T6">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3"><text:span text:style-name="T5"/></text:p>
              <text:p text:style-name="P3"><text:span text:style-name="T5">No Warranties</text:span></text:p>
              <text:p text:style-name="P3"><text:span text:style-name="T9">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3"><text:span text:style-name="T9"/></text:p>
              <text:p text:style-name="P3"><text:span text:style-name="T5">Limitation of Liability</text:span></text:p>
              <text:p text:style-name="P3"><text:span text:style-name="T9">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3"><text:span text:style-name="T9"/></text:p>
              <text:p text:style-name="P3"><text:span text:style-name="T9">Somes states do not allow the limitation or exclusion of liability for incidental or consequential damages, so the above limitation may not apply to you.</text:span></text:p>
              <text:p text:style-name="P3"><text:span text:style-name="T9"/></text:p>
              <text:p text:style-name="P3"><text:span text:style-name="T9"/></text:p>
            </office:annotation>
            <text:p>© 2005-2009 Vertex42 LLC</text:p>
          </table:table-cell>
          <table:table-cell table:number-columns-repeated="1017"/>
        </table:table-row>
        <table:table-row table:style-name="ro2">
          <table:table-cell/>
          <table:table-cell table:style-name="ce3" office:value-type="string">
            <text:p>Title:</text:p>
          </table:table-cell>
          <table:table-cell table:style-name="ce8" office:value-type="string">
            <text:p>Project Timeline</text:p>
          </table:table-cell>
          <table:table-cell table:style-name="Default" table:number-columns-repeated="4"/>
          <table:table-cell table:number-columns-repeated="1017"/>
        </table:table-row>
        <table:table-row table:style-name="ro3">
          <table:table-cell/>
          <table:table-cell table:style-name="ce4" office:value-type="string">
            <text:p>Date</text:p>
          </table:table-cell>
          <table:table-cell table:style-name="ce9" office:value-type="string">
            <text:p>Task</text:p>
          </table:table-cell>
          <table:table-cell table:style-name="ce9" office:value-type="string">
            <text:p>Days</text:p>
          </table:table-cell>
          <table:table-cell table:style-name="ce4" office:value-type="string">
            <text:p>Height</text:p>
          </table:table-cell>
          <table:table-cell table:style-name="ce4" office:value-type="string">
            <text:p>Axis</text:p>
          </table:table-cell>
          <table:table-cell table:style-name="ce4" office:value-type="string">
            <text:p>Label</text:p>
          </table:table-cell>
          <table:table-cell/>
          <table:table-cell table:style-name="ce21" office:value-type="string">
            <text:p>Instructions</text:p>
          </table:table-cell>
          <table:table-cell table:number-columns-repeated="1015"/>
        </table:table-row>
        <table:table-row table:style-name="ro2">
          <table:table-cell/>
          <table:table-cell office:value-type="date" office:date-value="2009-01-03">
            <text:p>03.01.2009</text:p>
          </table:table-cell>
          <table:table-cell office:value-type="string">
            <text:p>Project Proposal Due</text:p>
          </table:table-cell>
          <table:table-cell/>
          <table:table-cell office:value-type="float" office:value="45">
            <text:p>45</text:p>
          </table:table-cell>
          <table:table-cell table:formula="of:=OFFSET([.$B$4];ROW()-ROW([.$F$4]);0;1;1)" office:value-type="date" office:date-value="2009-01-03">
            <text:p>03.01.09</text:p>
          </table:table-cell>
          <table:table-cell table:formula="of:=OFFSET([.$C$4];ROW()-ROW([.$G$4]);0;1;1)" office:value-type="string" office:string-value="Project Proposal Due">
            <text:p>Project Proposal Due</text:p>
          </table:table-cell>
          <table:table-cell/>
          <table:table-cell>
            <draw:custom-shape table:end-cell-address="Project.I43" table:end-x="9.198cm" table:end-y="0.133cm" draw:z-index="1" draw:name="Rectangle 2" draw:style-name="gr2" draw:text-style-name="P2" svg:width="9.197cm" svg:height="17.294cm" svg:x="0.001cm" svg:y="0.001cm">
              <text:p text:style-name="P2"><text:span text:style-name="T1"><text:s text:c="2"/></text:span><text:span text:style-name="T1">1. Do not insert or remove entire rows (This will mess up the labeling order in the chart).</text:span></text:p>
              <text:p text:style-name="P2"><text:span text:style-name="T1"><text:s text:c="2"/></text:span><text:span text:style-name="T1">2. Edit the </text:span><text:span text:style-name="T2">yellow</text:span><text:span text:style-name="T1"> cells. You can copy and paste, delete, insert, and sort, as long as you do not insert or delete entire rows.</text:span></text:p>
              <text:p text:style-name="P2"><text:span text:style-name="T1"/></text:p>
              <text:p text:style-name="P2"><text:span text:style-name="T2">To change the x-axis scale</text:span></text:p>
              <text:p text:style-name="P2"><text:span text:style-name="T1"><text:s text:c="2"/></text:span><text:span text:style-name="T1">1. Right-click on the x-axis and select "Format Axis..." or use the Chart toolbar to edit the axis properties.</text:span></text:p>
              <text:p text:style-name="P2"><text:span text:style-name="T1"><text:s text:c="2"/></text:span><text:span text:style-name="T1">2. In the Scale tab, choose specific minimum and maximum values. You can enter a date as "1/1/2009" and it will automatically convert to the date serial number.</text:span></text:p>
              <text:p text:style-name="P2"><text:span text:style-name="T1"/></text:p>
              <text:p text:style-name="P2"><text:span text:style-name="T2">To delete a Task</text:span></text:p>
              <text:p text:style-name="P2"><text:span text:style-name="T2"><text:s text:c="2"/></text:span><text:span text:style-name="T3">Delete the Date and Task in columns B and C, respectively.</text:span></text:p>
              <text:p text:style-name="P2"><text:span text:style-name="T3"/></text:p>
              <text:p text:style-name="P2"><text:span text:style-name="T2">To add a Task</text:span></text:p>
              <text:p text:style-name="P2"><text:span text:style-name="T3"><text:s text:c="2"/></text:span><text:span text:style-name="T3">1. Do not insert a row. Just copy the last row of the table down as many rows as you need.</text:span></text:p>
              <text:p text:style-name="P2"><text:span text:style-name="T3"><text:s text:c="2"/></text:span><text:span text:style-name="T3">2. Modify the data series to include the additional rows.</text:span></text:p>
              <text:p text:style-name="P2"><text:span text:style-name="T3"><text:s text:c="2"/></text:span><text:span text:style-name="T3">3. Edit each new data point label, referencing the correct cell in column G. This is done by clicking on the data points in the chart. Then click on the specific data label that you want to edit (this should highlight just the single data point). Then, with the data point selected, type "=" then select the cell containing the Label (in column G).</text:span></text:p>
              <text:p text:style-name="P2"><text:span text:style-name="T3"/></text:p>
              <text:p text:style-name="P2"><text:span text:style-name="T2">Moving Labels</text:span></text:p>
              <text:p text:style-name="P2"><text:span text:style-name="T3"><text:s text:c="3"/></text:span><text:span text:style-name="T3">You may need to move the labels around to get everything positioned just right, especially if you include duration lines.</text:span></text:p>
              <text:p text:style-name="P2"><text:span text:style-name="T3"/></text:p>
              <text:p text:style-name="P2"><text:span text:style-name="T4">http://www.vertex42.com/ExcelArticles/create-a-timeline.html</text:span></text:p>
              <draw:enhanced-geometry svg:viewBox="0 0 21600 21600" draw:type="rectangle" draw:enhanced-path="M 0 0 L 21600 0 21600 21600 0 21600 0 0 Z N"/>
            </draw:custom-shape>
          </table:table-cell>
          <table:table-cell table:number-columns-repeated="1015"/>
        </table:table-row>
        <table:table-row table:style-name="ro2">
          <table:table-cell/>
          <table:table-cell office:value-type="date" office:date-value="2009-01-10">
            <text:p>10.01.2009</text:p>
          </table:table-cell>
          <table:table-cell office:value-type="string">
            <text:p>Project Funding Granted</text:p>
          </table:table-cell>
          <table:table-cell/>
          <table:table-cell office:value-type="float" office:value="37">
            <text:p>37</text:p>
          </table:table-cell>
          <table:table-cell table:formula="of:=OFFSET([.$B$4];ROW()-ROW([.$F$4]);0;1;1)" office:value-type="date" office:date-value="2009-01-10">
            <text:p>10.01.09</text:p>
          </table:table-cell>
          <table:table-cell table:formula="of:=OFFSET([.$C$4];ROW()-ROW([.$G$4]);0;1;1)" office:value-type="string" office:string-value="Project Funding Granted">
            <text:p>Project Funding Granted</text:p>
          </table:table-cell>
          <table:table-cell/>
          <table:table-cell table:style-name="ce19"/>
          <table:table-cell table:number-columns-repeated="1015"/>
        </table:table-row>
        <table:table-row table:style-name="ro2">
          <table:table-cell/>
          <table:table-cell table:formula="of:=[.B6]" office:value-type="date" office:date-value="2009-01-10">
            <text:p>10.01.2009</text:p>
          </table:table-cell>
          <table:table-cell office:value-type="string">
            <text:p>1. Main Task</text:p>
          </table:table-cell>
          <table:table-cell office:value-type="float" office:value="75">
            <text:p>75</text:p>
          </table:table-cell>
          <table:table-cell office:value-type="float" office:value="27">
            <text:p>27</text:p>
          </table:table-cell>
          <table:table-cell table:formula="of:=OFFSET([.$B$4];ROW()-ROW([.$F$4]);0;1;1)" office:value-type="date" office:date-value="2009-01-10">
            <text:p>10.01.09</text:p>
          </table:table-cell>
          <table:table-cell table:formula="of:=OFFSET([.$C$4];ROW()-ROW([.$G$4]);0;1;1)" office:value-type="string" office:string-value="1. Main Task">
            <text:p>1. Main Task</text:p>
          </table:table-cell>
          <table:table-cell/>
          <table:table-cell table:style-name="ce19"/>
          <table:table-cell table:number-columns-repeated="1015"/>
        </table:table-row>
        <table:table-row table:style-name="ro2">
          <table:table-cell/>
          <table:table-cell table:formula="of:=[.B7]" office:value-type="date" office:date-value="2009-01-10">
            <text:p>10.01.2009</text:p>
          </table:table-cell>
          <table:table-cell office:value-type="string">
            <text:p>1.1 Subtask</text:p>
          </table:table-cell>
          <table:table-cell/>
          <table:table-cell office:value-type="float" office:value="23">
            <text:p>23</text:p>
          </table:table-cell>
          <table:table-cell table:formula="of:=OFFSET([.$B$4];ROW()-ROW([.$F$4]);0;1;1)" office:value-type="date" office:date-value="2009-01-10">
            <text:p>10.01.09</text:p>
          </table:table-cell>
          <table:table-cell table:formula="of:=OFFSET([.$C$4];ROW()-ROW([.$G$4]);0;1;1)" office:value-type="string" office:string-value="1.1 Subtask">
            <text:p>1.1 Subtask</text:p>
          </table:table-cell>
          <table:table-cell/>
          <table:table-cell table:style-name="ce19"/>
          <table:table-cell table:number-columns-repeated="1015"/>
        </table:table-row>
        <table:table-row table:style-name="ro2">
          <table:table-cell/>
          <table:table-cell table:formula="of:=[.B8]+30" office:value-type="date" office:date-value="2009-02-09">
            <text:p>09.02.2009</text:p>
          </table:table-cell>
          <table:table-cell office:value-type="string">
            <text:p>1.2 Subtask</text:p>
          </table:table-cell>
          <table:table-cell/>
          <table:table-cell office:value-type="float" office:value="17">
            <text:p>17</text:p>
          </table:table-cell>
          <table:table-cell table:formula="of:=OFFSET([.$B$4];ROW()-ROW([.$F$4]);0;1;1)" office:value-type="date" office:date-value="2009-02-09">
            <text:p>09.02.09</text:p>
          </table:table-cell>
          <table:table-cell table:formula="of:=OFFSET([.$C$4];ROW()-ROW([.$G$4]);0;1;1)" office:value-type="string" office:string-value="1.2 Subtask">
            <text:p>1.2 Subtask</text:p>
          </table:table-cell>
          <table:table-cell/>
          <table:table-cell table:style-name="ce19"/>
          <table:table-cell table:number-columns-repeated="1015"/>
        </table:table-row>
        <table:table-row table:style-name="ro2">
          <table:table-cell/>
          <table:table-cell table:formula="of:=[.B9]+20" office:value-type="date" office:date-value="2009-03-01">
            <text:p>01.03.2009</text:p>
          </table:table-cell>
          <table:table-cell office:value-type="string">
            <text:p>1.3 Subtask</text:p>
          </table:table-cell>
          <table:table-cell/>
          <table:table-cell office:value-type="float" office:value="10">
            <text:p>10</text:p>
          </table:table-cell>
          <table:table-cell table:formula="of:=OFFSET([.$B$4];ROW()-ROW([.$F$4]);0;1;1)" office:value-type="date" office:date-value="2009-03-01">
            <text:p>01.03.09</text:p>
          </table:table-cell>
          <table:table-cell table:formula="of:=OFFSET([.$C$4];ROW()-ROW([.$G$4]);0;1;1)" office:value-type="string" office:string-value="1.3 Subtask">
            <text:p>1.3 Subtask</text:p>
          </table:table-cell>
          <table:table-cell/>
          <table:table-cell table:style-name="ce19"/>
          <table:table-cell table:number-columns-repeated="1015"/>
        </table:table-row>
        <table:table-row table:style-name="ro2">
          <table:table-cell/>
          <table:table-cell table:formula="of:=[.B7]+20" office:value-type="date" office:date-value="2009-01-30">
            <text:p>30.01.2009</text:p>
          </table:table-cell>
          <table:table-cell office:value-type="string">
            <text:p>2. Main Task</text:p>
          </table:table-cell>
          <table:table-cell office:value-type="float" office:value="68">
            <text:p>68</text:p>
          </table:table-cell>
          <table:table-cell office:value-type="float" office:value="-20">
            <text:p>-20</text:p>
          </table:table-cell>
          <table:table-cell table:formula="of:=OFFSET([.$B$4];ROW()-ROW([.$F$4]);0;1;1)" office:value-type="date" office:date-value="2009-01-30">
            <text:p>30.01.09</text:p>
          </table:table-cell>
          <table:table-cell table:formula="of:=OFFSET([.$C$4];ROW()-ROW([.$G$4]);0;1;1)" office:value-type="string" office:string-value="2. Main Task">
            <text:p>2. Main Task</text:p>
          </table:table-cell>
          <table:table-cell table:number-columns-repeated="1017"/>
        </table:table-row>
        <table:table-row table:style-name="ro2">
          <table:table-cell/>
          <table:table-cell table:formula="of:=[.B11]" office:value-type="date" office:date-value="2009-01-30">
            <text:p>30.01.2009</text:p>
          </table:table-cell>
          <table:table-cell office:value-type="string">
            <text:p>2.1 Subtask</text:p>
          </table:table-cell>
          <table:table-cell/>
          <table:table-cell office:value-type="float" office:value="-30">
            <text:p>-30</text:p>
          </table:table-cell>
          <table:table-cell table:formula="of:=OFFSET([.$B$4];ROW()-ROW([.$F$4]);0;1;1)" office:value-type="date" office:date-value="2009-01-30">
            <text:p>30.01.09</text:p>
          </table:table-cell>
          <table:table-cell table:formula="of:=OFFSET([.$C$4];ROW()-ROW([.$G$4]);0;1;1)" office:value-type="string" office:string-value="2.1 Subtask">
            <text:p>2.1 Subtask</text:p>
          </table:table-cell>
          <table:table-cell table:number-columns-repeated="1017"/>
        </table:table-row>
        <table:table-row table:style-name="ro2">
          <table:table-cell>
            <draw:frame table:end-cell-address="Project.H38" table:end-x="1.08cm" table:end-y="0.399cm" draw:z-index="0" draw:name="Chart 1" draw:style-name="gr3" svg:width="16.597cm" svg:height="11.504cm" svg:x="0.47cm" svg:y="0.186cm">
              <draw:object draw:notify-on-update-of-ranges="Project.F5:Project.F34 Project.E5:Project.E34" xlink:href="./Object 2" xlink:type="simple" xlink:show="embed" xlink:actuate="onLoad">
                <text:p/>
              </draw:object>
              <draw:image xlink:href="./ObjectReplacements/Object 2" xlink:type="simple" xlink:show="embed" xlink:actuate="onLoad"/>
            </draw:frame>
          </table:table-cell>
          <table:table-cell table:formula="of:=[.B12]+30" office:value-type="date" office:date-value="2009-03-01">
            <text:p>01.03.2009</text:p>
          </table:table-cell>
          <table:table-cell office:value-type="string">
            <text:p>2.2 Subtask</text:p>
          </table:table-cell>
          <table:table-cell/>
          <table:table-cell office:value-type="float" office:value="-35">
            <text:p>-35</text:p>
          </table:table-cell>
          <table:table-cell table:formula="of:=OFFSET([.$B$4];ROW()-ROW([.$F$4]);0;1;1)" office:value-type="date" office:date-value="2009-03-01">
            <text:p>01.03.09</text:p>
          </table:table-cell>
          <table:table-cell table:formula="of:=OFFSET([.$C$4];ROW()-ROW([.$G$4]);0;1;1)" office:value-type="string" office:string-value="2.2 Subtask">
            <text:p>2.2 Subtask</text:p>
          </table:table-cell>
          <table:table-cell table:number-columns-repeated="1017"/>
        </table:table-row>
        <table:table-row table:style-name="ro2">
          <table:table-cell/>
          <table:table-cell table:formula="of:=[.B13]+30" office:value-type="date" office:date-value="2009-03-31">
            <text:p>31.03.2009</text:p>
          </table:table-cell>
          <table:table-cell office:value-type="string">
            <text:p>2.3 Subtask</text:p>
          </table:table-cell>
          <table:table-cell/>
          <table:table-cell office:value-type="float" office:value="-40">
            <text:p>-40</text:p>
          </table:table-cell>
          <table:table-cell table:formula="of:=OFFSET([.$B$4];ROW()-ROW([.$F$4]);0;1;1)" office:value-type="date" office:date-value="2009-03-31">
            <text:p>31.03.09</text:p>
          </table:table-cell>
          <table:table-cell table:formula="of:=OFFSET([.$C$4];ROW()-ROW([.$G$4]);0;1;1)" office:value-type="string" office:string-value="2.3 Subtask">
            <text:p>2.3 Subtask</text:p>
          </table:table-cell>
          <table:table-cell table:number-columns-repeated="1017"/>
        </table:table-row>
        <table:table-row table:style-name="ro2">
          <table:table-cell/>
          <table:table-cell table:formula="of:=[.B7]+80" office:value-type="date" office:date-value="2009-03-31">
            <text:p>31.03.2009</text:p>
          </table:table-cell>
          <table:table-cell office:value-type="string">
            <text:p>3. Main Task</text:p>
          </table:table-cell>
          <table:table-cell office:value-type="float" office:value="100">
            <text:p>100</text:p>
          </table:table-cell>
          <table:table-cell office:value-type="float" office:value="35">
            <text:p>35</text:p>
          </table:table-cell>
          <table:table-cell table:formula="of:=OFFSET([.$B$4];ROW()-ROW([.$F$4]);0;1;1)" office:value-type="date" office:date-value="2009-03-31">
            <text:p>31.03.09</text:p>
          </table:table-cell>
          <table:table-cell table:formula="of:=OFFSET([.$C$4];ROW()-ROW([.$G$4]);0;1;1)" office:value-type="string" office:string-value="3. Main Task">
            <text:p>3. Main Task</text:p>
          </table:table-cell>
          <table:table-cell table:number-columns-repeated="1017"/>
        </table:table-row>
        <table:table-row table:style-name="ro2">
          <table:table-cell/>
          <table:table-cell table:formula="of:=[.B15]" office:value-type="date" office:date-value="2009-03-31">
            <text:p>31.03.2009</text:p>
          </table:table-cell>
          <table:table-cell office:value-type="string">
            <text:p>3.1 Subtask</text:p>
          </table:table-cell>
          <table:table-cell/>
          <table:table-cell office:value-type="float" office:value="30">
            <text:p>30</text:p>
          </table:table-cell>
          <table:table-cell table:formula="of:=OFFSET([.$B$4];ROW()-ROW([.$F$4]);0;1;1)" office:value-type="date" office:date-value="2009-03-31">
            <text:p>31.03.09</text:p>
          </table:table-cell>
          <table:table-cell table:formula="of:=OFFSET([.$C$4];ROW()-ROW([.$G$4]);0;1;1)" office:value-type="string" office:string-value="3.1 Subtask">
            <text:p>3.1 Subtask</text:p>
          </table:table-cell>
          <table:table-cell table:number-columns-repeated="1017"/>
        </table:table-row>
        <table:table-row table:style-name="ro2">
          <table:table-cell/>
          <table:table-cell table:formula="of:=[.B16]+30" office:value-type="date" office:date-value="2009-04-30">
            <text:p>30.04.2009</text:p>
          </table:table-cell>
          <table:table-cell office:value-type="string">
            <text:p>3.2 Subtask</text:p>
          </table:table-cell>
          <table:table-cell/>
          <table:table-cell office:value-type="float" office:value="23">
            <text:p>23</text:p>
          </table:table-cell>
          <table:table-cell table:formula="of:=OFFSET([.$B$4];ROW()-ROW([.$F$4]);0;1;1)" office:value-type="date" office:date-value="2009-04-30">
            <text:p>30.04.09</text:p>
          </table:table-cell>
          <table:table-cell table:formula="of:=OFFSET([.$C$4];ROW()-ROW([.$G$4]);0;1;1)" office:value-type="string" office:string-value="3.2 Subtask">
            <text:p>3.2 Subtask</text:p>
          </table:table-cell>
          <table:table-cell table:number-columns-repeated="1017"/>
        </table:table-row>
        <table:table-row table:style-name="ro2">
          <table:table-cell/>
          <table:table-cell table:formula="of:=[.B17]+30" office:value-type="date" office:date-value="2009-05-30">
            <text:p>30.05.2009</text:p>
          </table:table-cell>
          <table:table-cell office:value-type="string">
            <text:p>3.3 Subtask</text:p>
          </table:table-cell>
          <table:table-cell/>
          <table:table-cell office:value-type="float" office:value="10">
            <text:p>10</text:p>
          </table:table-cell>
          <table:table-cell table:formula="of:=OFFSET([.$B$4];ROW()-ROW([.$F$4]);0;1;1)" office:value-type="date" office:date-value="2009-05-30">
            <text:p>30.05.09</text:p>
          </table:table-cell>
          <table:table-cell table:formula="of:=OFFSET([.$C$4];ROW()-ROW([.$G$4]);0;1;1)" office:value-type="string" office:string-value="3.3 Subtask">
            <text:p>3.3 Subtask</text:p>
          </table:table-cell>
          <table:table-cell table:number-columns-repeated="1017"/>
        </table:table-row>
        <table:table-row table:style-name="ro2">
          <table:table-cell/>
          <table:table-cell table:formula="of:=[.B15]+20" office:value-type="date" office:date-value="2009-04-20">
            <text:p>20.04.2009</text:p>
          </table:table-cell>
          <table:table-cell office:value-type="string">
            <text:p>4. Main Task</text:p>
          </table:table-cell>
          <table:table-cell office:value-type="float" office:value="100">
            <text:p>100</text:p>
          </table:table-cell>
          <table:table-cell office:value-type="float" office:value="-25">
            <text:p>-25</text:p>
          </table:table-cell>
          <table:table-cell table:formula="of:=OFFSET([.$B$4];ROW()-ROW([.$F$4]);0;1;1)" office:value-type="date" office:date-value="2009-04-20">
            <text:p>20.04.09</text:p>
          </table:table-cell>
          <table:table-cell table:formula="of:=OFFSET([.$C$4];ROW()-ROW([.$G$4]);0;1;1)" office:value-type="string" office:string-value="4. Main Task">
            <text:p>4. Main Task</text:p>
          </table:table-cell>
          <table:table-cell table:number-columns-repeated="1017"/>
        </table:table-row>
        <table:table-row table:style-name="ro2">
          <table:table-cell/>
          <table:table-cell table:formula="of:=[.B19]" office:value-type="date" office:date-value="2009-04-20">
            <text:p>20.04.2009</text:p>
          </table:table-cell>
          <table:table-cell office:value-type="string">
            <text:p>4.1 Subtask</text:p>
          </table:table-cell>
          <table:table-cell/>
          <table:table-cell office:value-type="float" office:value="-30">
            <text:p>-30</text:p>
          </table:table-cell>
          <table:table-cell table:formula="of:=OFFSET([.$B$4];ROW()-ROW([.$F$4]);0;1;1)" office:value-type="date" office:date-value="2009-04-20">
            <text:p>20.04.09</text:p>
          </table:table-cell>
          <table:table-cell table:formula="of:=OFFSET([.$C$4];ROW()-ROW([.$G$4]);0;1;1)" office:value-type="string" office:string-value="4.1 Subtask">
            <text:p>4.1 Subtask</text:p>
          </table:table-cell>
          <table:table-cell table:number-columns-repeated="1017"/>
        </table:table-row>
        <table:table-row table:style-name="ro2">
          <table:table-cell/>
          <table:table-cell table:formula="of:=[.B20]+30" office:value-type="date" office:date-value="2009-05-20">
            <text:p>20.05.2009</text:p>
          </table:table-cell>
          <table:table-cell office:value-type="string">
            <text:p>4.2 Subtask</text:p>
          </table:table-cell>
          <table:table-cell/>
          <table:table-cell office:value-type="float" office:value="-35">
            <text:p>-35</text:p>
          </table:table-cell>
          <table:table-cell table:formula="of:=OFFSET([.$B$4];ROW()-ROW([.$F$4]);0;1;1)" office:value-type="date" office:date-value="2009-05-20">
            <text:p>20.05.09</text:p>
          </table:table-cell>
          <table:table-cell table:formula="of:=OFFSET([.$C$4];ROW()-ROW([.$G$4]);0;1;1)" office:value-type="string" office:string-value="4.2 Subtask">
            <text:p>4.2 Subtask</text:p>
          </table:table-cell>
          <table:table-cell table:number-columns-repeated="1017"/>
        </table:table-row>
        <table:table-row table:style-name="ro2">
          <table:table-cell/>
          <table:table-cell table:formula="of:=[.B21]+30" office:value-type="date" office:date-value="2009-06-19">
            <text:p>19.06.2009</text:p>
          </table:table-cell>
          <table:table-cell office:value-type="string">
            <text:p>4.3 Subtask</text:p>
          </table:table-cell>
          <table:table-cell/>
          <table:table-cell office:value-type="float" office:value="-40">
            <text:p>-40</text:p>
          </table:table-cell>
          <table:table-cell table:formula="of:=OFFSET([.$B$4];ROW()-ROW([.$F$4]);0;1;1)" office:value-type="date" office:date-value="2009-06-19">
            <text:p>19.06.09</text:p>
          </table:table-cell>
          <table:table-cell table:formula="of:=OFFSET([.$C$4];ROW()-ROW([.$G$4]);0;1;1)" office:value-type="string" office:string-value="4.3 Subtask">
            <text:p>4.3 Subtask</text:p>
          </table:table-cell>
          <table:table-cell table:number-columns-repeated="1017"/>
        </table:table-row>
        <table:table-row table:style-name="ro2">
          <table:table-cell/>
          <table:table-cell table:formula="of:=[.B15]+80" office:value-type="date" office:date-value="2009-06-19">
            <text:p>19.06.2009</text:p>
          </table:table-cell>
          <table:table-cell office:value-type="string">
            <text:p>5. Main Task</text:p>
          </table:table-cell>
          <table:table-cell office:value-type="float" office:value="80">
            <text:p>80</text:p>
          </table:table-cell>
          <table:table-cell office:value-type="float" office:value="25">
            <text:p>25</text:p>
          </table:table-cell>
          <table:table-cell table:formula="of:=OFFSET([.$B$4];ROW()-ROW([.$F$4]);0;1;1)" office:value-type="date" office:date-value="2009-06-19">
            <text:p>19.06.09</text:p>
          </table:table-cell>
          <table:table-cell table:formula="of:=OFFSET([.$C$4];ROW()-ROW([.$G$4]);0;1;1)" office:value-type="string" office:string-value="5. Main Task">
            <text:p>5. Main Task</text:p>
          </table:table-cell>
          <table:table-cell table:number-columns-repeated="1017"/>
        </table:table-row>
        <table:table-row table:style-name="ro2">
          <table:table-cell/>
          <table:table-cell table:formula="of:=[.B23]" office:value-type="date" office:date-value="2009-06-19">
            <text:p>19.06.2009</text:p>
          </table:table-cell>
          <table:table-cell office:value-type="string">
            <text:p>5.1 Subtask</text:p>
          </table:table-cell>
          <table:table-cell/>
          <table:table-cell office:value-type="float" office:value="20">
            <text:p>20</text:p>
          </table:table-cell>
          <table:table-cell table:formula="of:=OFFSET([.$B$4];ROW()-ROW([.$F$4]);0;1;1)" office:value-type="date" office:date-value="2009-06-19">
            <text:p>19.06.09</text:p>
          </table:table-cell>
          <table:table-cell table:formula="of:=OFFSET([.$C$4];ROW()-ROW([.$G$4]);0;1;1)" office:value-type="string" office:string-value="5.1 Subtask">
            <text:p>5.1 Subtask</text:p>
          </table:table-cell>
          <table:table-cell table:number-columns-repeated="1017"/>
        </table:table-row>
        <table:table-row table:style-name="ro2">
          <table:table-cell/>
          <table:table-cell table:formula="of:=[.B24]+30" office:value-type="date" office:date-value="2009-07-19">
            <text:p>19.07.2009</text:p>
          </table:table-cell>
          <table:table-cell office:value-type="string">
            <text:p>5.2 Subtask</text:p>
          </table:table-cell>
          <table:table-cell/>
          <table:table-cell office:value-type="float" office:value="15">
            <text:p>15</text:p>
          </table:table-cell>
          <table:table-cell table:formula="of:=OFFSET([.$B$4];ROW()-ROW([.$F$4]);0;1;1)" office:value-type="date" office:date-value="2009-07-19">
            <text:p>19.07.09</text:p>
          </table:table-cell>
          <table:table-cell table:formula="of:=OFFSET([.$C$4];ROW()-ROW([.$G$4]);0;1;1)" office:value-type="string" office:string-value="5.2 Subtask">
            <text:p>5.2 Subtask</text:p>
          </table:table-cell>
          <table:table-cell table:number-columns-repeated="1017"/>
        </table:table-row>
        <table:table-row table:style-name="ro2">
          <table:table-cell/>
          <table:table-cell table:formula="of:=[.B25]+30" office:value-type="date" office:date-value="2009-08-18">
            <text:p>18.08.2009</text:p>
          </table:table-cell>
          <table:table-cell office:value-type="string">
            <text:p>5.3 Subtask</text:p>
          </table:table-cell>
          <table:table-cell/>
          <table:table-cell office:value-type="float" office:value="10">
            <text:p>10</text:p>
          </table:table-cell>
          <table:table-cell table:formula="of:=OFFSET([.$B$4];ROW()-ROW([.$F$4]);0;1;1)" office:value-type="date" office:date-value="2009-08-18">
            <text:p>18.08.09</text:p>
          </table:table-cell>
          <table:table-cell table:formula="of:=OFFSET([.$C$4];ROW()-ROW([.$G$4]);0;1;1)" office:value-type="string" office:string-value="5.3 Subtask">
            <text:p>5.3 Subtask</text:p>
          </table:table-cell>
          <table:table-cell table:number-columns-repeated="1017"/>
        </table:table-row>
        <table:table-row table:style-name="ro2">
          <table:table-cell/>
          <table:table-cell table:formula="of:=[.B23]+20" office:value-type="date" office:date-value="2009-07-09">
            <text:p>09.07.2009</text:p>
          </table:table-cell>
          <table:table-cell office:value-type="string">
            <text:p>6. Main Task</text:p>
          </table:table-cell>
          <table:table-cell/>
          <table:table-cell office:value-type="float" office:value="-10">
            <text:p>-10</text:p>
          </table:table-cell>
          <table:table-cell table:formula="of:=OFFSET([.$B$4];ROW()-ROW([.$F$4]);0;1;1)" office:value-type="date" office:date-value="2009-07-09">
            <text:p>09.07.09</text:p>
          </table:table-cell>
          <table:table-cell table:formula="of:=OFFSET([.$C$4];ROW()-ROW([.$G$4]);0;1;1)" office:value-type="string" office:string-value="6. Main Task">
            <text:p>6. Main Task</text:p>
          </table:table-cell>
          <table:table-cell table:number-columns-repeated="1017"/>
        </table:table-row>
        <table:table-row table:style-name="ro2">
          <table:table-cell/>
          <table:table-cell table:formula="of:=[.B27]" office:value-type="date" office:date-value="2009-07-09">
            <text:p>09.07.2009</text:p>
          </table:table-cell>
          <table:table-cell office:value-type="string">
            <text:p>6.1 Subtask</text:p>
          </table:table-cell>
          <table:table-cell/>
          <table:table-cell office:value-type="float" office:value="-15">
            <text:p>-15</text:p>
          </table:table-cell>
          <table:table-cell table:formula="of:=OFFSET([.$B$4];ROW()-ROW([.$F$4]);0;1;1)" office:value-type="date" office:date-value="2009-07-09">
            <text:p>09.07.09</text:p>
          </table:table-cell>
          <table:table-cell table:formula="of:=OFFSET([.$C$4];ROW()-ROW([.$G$4]);0;1;1)" office:value-type="string" office:string-value="6.1 Subtask">
            <text:p>6.1 Subtask</text:p>
          </table:table-cell>
          <table:table-cell table:number-columns-repeated="1017"/>
        </table:table-row>
        <table:table-row table:style-name="ro2">
          <table:table-cell/>
          <table:table-cell table:formula="of:=[.B28]+30" office:value-type="date" office:date-value="2009-08-08">
            <text:p>08.08.2009</text:p>
          </table:table-cell>
          <table:table-cell office:value-type="string">
            <text:p>6.2 Subtask</text:p>
          </table:table-cell>
          <table:table-cell/>
          <table:table-cell office:value-type="float" office:value="-20">
            <text:p>-20</text:p>
          </table:table-cell>
          <table:table-cell table:formula="of:=OFFSET([.$B$4];ROW()-ROW([.$F$4]);0;1;1)" office:value-type="date" office:date-value="2009-08-08">
            <text:p>08.08.09</text:p>
          </table:table-cell>
          <table:table-cell table:formula="of:=OFFSET([.$C$4];ROW()-ROW([.$G$4]);0;1;1)" office:value-type="string" office:string-value="6.2 Subtask">
            <text:p>6.2 Subtask</text:p>
          </table:table-cell>
          <table:table-cell table:number-columns-repeated="1017"/>
        </table:table-row>
        <table:table-row table:style-name="ro2">
          <table:table-cell/>
          <table:table-cell table:formula="of:=[.B29]+30" office:value-type="date" office:date-value="2009-09-07">
            <text:p>07.09.2009</text:p>
          </table:table-cell>
          <table:table-cell office:value-type="string">
            <text:p>6.3 Subtask</text:p>
          </table:table-cell>
          <table:table-cell/>
          <table:table-cell office:value-type="float" office:value="-25">
            <text:p>-25</text:p>
          </table:table-cell>
          <table:table-cell table:formula="of:=OFFSET([.$B$4];ROW()-ROW([.$F$4]);0;1;1)" office:value-type="date" office:date-value="2009-09-07">
            <text:p>07.09.09</text:p>
          </table:table-cell>
          <table:table-cell table:formula="of:=OFFSET([.$C$4];ROW()-ROW([.$G$4]);0;1;1)" office:value-type="string" office:string-value="6.3 Subtask">
            <text:p>6.3 Subtask</text:p>
          </table:table-cell>
          <table:table-cell table:number-columns-repeated="1017"/>
        </table:table-row>
        <table:table-row table:style-name="ro2">
          <table:table-cell table:number-columns-repeated="4"/>
          <table:table-cell office:value-type="float" office:value="20">
            <text:p>20</text:p>
          </table:table-cell>
          <table:table-cell table:formula="of:=OFFSET([.$B$4];ROW()-ROW([.$F$4]);0;1;1)" office:value-type="date" office:date-value="1899-12-30">
            <text:p>30.12.99</text:p>
          </table:table-cell>
          <table:table-cell table:formula="of:=OFFSET([.$C$4];ROW()-ROW([.$G$4]);0;1;1)" office:value-type="float" office:value="0">
            <text:p>0</text:p>
          </table:table-cell>
          <table:table-cell table:number-columns-repeated="1017"/>
        </table:table-row>
        <table:table-row table:style-name="ro2">
          <table:table-cell table:number-columns-repeated="4"/>
          <table:table-cell office:value-type="float" office:value="10">
            <text:p>10</text:p>
          </table:table-cell>
          <table:table-cell table:formula="of:=OFFSET([.$B$4];ROW()-ROW([.$F$4]);0;1;1)" office:value-type="date" office:date-value="1899-12-30">
            <text:p>30.12.99</text:p>
          </table:table-cell>
          <table:table-cell table:formula="of:=OFFSET([.$C$4];ROW()-ROW([.$G$4]);0;1;1)" office:value-type="float" office:value="0">
            <text:p>0</text:p>
          </table:table-cell>
          <table:table-cell table:number-columns-repeated="1017"/>
        </table:table-row>
        <table:table-row table:style-name="ro2">
          <table:table-cell table:number-columns-repeated="4"/>
          <table:table-cell office:value-type="float" office:value="-20">
            <text:p>-20</text:p>
          </table:table-cell>
          <table:table-cell table:formula="of:=OFFSET([.$B$4];ROW()-ROW([.$F$4]);0;1;1)" office:value-type="date" office:date-value="1899-12-30">
            <text:p>30.12.99</text:p>
          </table:table-cell>
          <table:table-cell table:formula="of:=OFFSET([.$C$4];ROW()-ROW([.$G$4]);0;1;1)" office:value-type="float" office:value="0">
            <text:p>0</text:p>
          </table:table-cell>
          <table:table-cell table:number-columns-repeated="1017"/>
        </table:table-row>
        <table:table-row table:style-name="ro2">
          <table:table-cell table:number-columns-repeated="4"/>
          <table:table-cell office:value-type="float" office:value="-10">
            <text:p>-10</text:p>
          </table:table-cell>
          <table:table-cell table:formula="of:=OFFSET([.$B$4];ROW()-ROW([.$F$4]);0;1;1)" office:value-type="date" office:date-value="1899-12-30">
            <text:p>30.12.99</text:p>
          </table:table-cell>
          <table:table-cell table:formula="of:=OFFSET([.$C$4];ROW()-ROW([.$G$4]);0;1;1)" office:value-type="float" office:value="0">
            <text:p>0</text:p>
          </table:table-cell>
          <table:table-cell table:number-columns-repeated="1017"/>
        </table:table-row>
        <table:named-expressions/>
      </table:table>
      <table:named-expressions>
        <table:named-expression table:name="valuevx" table:base-cell-address="$Timeline.$A$1" table:expression="42.31415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2" svg:font-family="Arial" style:font-family-generic="swiss"/>
    <style:font-face style:name="Tahoma" svg:font-family="Tahoma" style:font-family-generic="swiss"/>
    <style:font-face style:name="Verdana" svg:font-family="Verdana"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1"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4">
      <number:number number:decimal-places="3" number:min-integer-digits="1"/>
    </number:number-style>
    <number:number-style style:name="N135">
      <number:number number:decimal-places="1" number:min-integer-digits="1"/>
    </number:number-style>
    <number:date-style style:name="N136">
      <number:day-of-week number:style="long"/>
      <number:text>, </number:text>
      <number:month number:style="long" number:textual="true"/>
      <number:text> </number:text>
      <number:day number:style="long"/>
      <number:text>, </number:text>
      <number:year number:style="long"/>
    </number:date-style>
    <number:date-style style:name="N138P0" style:volatile="true">
      <number:month/>
      <number:text>/</number:text>
      <number:day/>
      <number:text>/</number:text>
      <number:year/>
    </number:date-style>
    <number:text-style style:name="N138">
      <number:text-content/>
      <style:map style:condition="value()&gt;=0" style:apply-style-name="N138P0"/>
    </number:text-style>
    <number:date-style style:name="N140P0" style:volatile="true">
      <number:day/>
      <number:text>-</number:text>
      <number:month number:textual="true"/>
      <number:text>-</number:text>
      <number:year/>
    </number:date-style>
    <number:text-style style:name="N140">
      <number:text-content/>
      <style:map style:condition="value()&gt;=0" style:apply-style-name="N140P0"/>
    </number:text-style>
    <number:currency-style style:name="N142P0" style:volatile="true">
      <number:number number:decimal-places="2" number:min-integer-digits="1" number:grouping="true"/>
      <number:text> </number:text>
      <number:currency-symbol number:language="de" number:country="DE">€</number:currency-symbol>
    </number:currency-style>
    <number:currency-style style:name="N142">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42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20">20.07.2015</text:date>, <text:time>13:30:09</text:time></text:p>
        </style:region-right>
      </style:header>
      <style:header-left style:display="false"/>
      <style:footer>
        <text:p>Page <text:page-number>1</text:page-number> / <text:page-count>99</text:page-count></text:p>
      </style:footer>
      <style:footer-left style:display="false"/>
    </style:master-page>
    <style:master-page style:name="PageStyle_5f_Timeline" style:display-name="PageStyle_Timeline" style:page-layout-name="Mpm3">
      <style:header style:display="false"/>
      <style:header-left style:display="false"/>
      <style:footer style:display="false"/>
      <style:footer-left style:display="false"/>
    </style:master-page>
    <style:master-page style:name="PageStyle_5f_Project" style:display-name="PageStyle_Projec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cel Timeline Template</dc:title>
    <dc:description>(c) 2005 Vertex42 LLC. All Rights Reserved.</dc:description>
    <meta:creation-date>2010-07-08T13:45:48.34</meta:creation-date>
    <meta:generator>OpenOffice/4.1.1$Win32 OpenOffice.org_project/411m6$Build-9775</meta:generator>
    <meta:editing-cycles>1</meta:editing-cycles>
    <meta:editing-duration>PT00H00M00S</meta:editing-duration>
    <meta:document-statistic meta:table-count="2" meta:cell-count="318" meta:object-count="6"/>
    <meta:user-defined meta:name="Copyright">(c) 2005 Vertex42 LLC</meta:user-defined>
    <meta:user-defined meta:name="Version">1.3.0</meta:user-defined>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140P0" style:volatile="true">
      <number:day/>
      <number:text>-</number:text>
      <number:month number:textual="true"/>
      <number:text>-</number:text>
      <number:year/>
    </number:date-style>
    <number:text-style style:name="N140">
      <number:text-content/>
      <style:map style:condition="value()&gt;=0" style:apply-style-name="N140P0"/>
    </number:text-style>
    <style:style style:name="ch1" style:family="chart">
      <style:graphic-properties draw:stroke="solid"/>
    </style:style>
    <style:style style:name="ch2" style:family="chart">
      <style:chart-properties chart:auto-position="true"/>
      <style:text-properties fo:color="#273359" fo:font-family="'Century Gothic'" fo:font-size="12pt" fo:font-weight="bold" style:font-size-asian="12pt" style:font-weight-asian="bold" style:font-size-complex="12pt" style:font-weight-complex="bold"/>
    </style:style>
    <style:style style:name="ch3" style:family="chart">
      <style:chart-properties chart:symbol-type="automatic" chart:include-hidden-cells="false" chart:auto-position="true" chart:auto-size="true" chart:treat-empty-cells="leave-gap" chart:error-lower-indicator="true" chart:error-category="percentage" chart:error-percentage="100" chart:data-label-number="value" chart:data-label-text="false" chart:data-label-symbol="false"/>
    </style:style>
    <style:style style:name="ch4" style:family="chart" style:data-style-name="N140">
      <style:chart-properties chart:display-label="true" chart:logarithmic="false" chart:minimum="39814" chart:maximum="40087" chart:interval-major="30.5" chart:reverse-direction="false" text:line-break="false" chart:link-data-style-to-source="false" chart:axis-position="0" chart:tick-mark-position="at-axis"/>
      <style:graphic-properties svg:stroke-width="0.105cm" svg:stroke-color="#1849b5"/>
      <style:text-properties fo:color="#000000" fo:font-size="8pt" style:font-size-asian="8pt" style:font-family-complex="Arial" style:font-size-complex="8pt"/>
    </style:style>
    <style:style style:name="ch5" style:family="chart" style:data-style-name="N0">
      <style:chart-properties chart:display-label="true" chart:logarithmic="false" chart:reverse-direction="false" text:line-break="false" chart:visible="false" chart:axis-position="0" chart:tick-mark-position="at-axis"/>
      <style:graphic-properties draw:stroke="none" svg:stroke-color="#b3b3b3"/>
      <style:text-properties fo:color="#000000" fo:font-size="11.75pt" style:font-size-asian="11.75pt" style:font-family-complex="Arial" style:font-size-complex="11.75pt"/>
    </style:style>
    <style:style style:name="ch6" style:family="chart" style:data-style-name="N0">
      <style:chart-properties chart:symbol-type="named-symbol" chart:symbol-name="diamond" chart:symbol-width="0.176cm" chart:symbol-height="0.176cm" chart:error-lower-indicator="true" chart:error-category="percentage" chart:error-percentage="100" chart:data-label-number="value" chart:data-label-text="false" chart:data-label-symbol="false" chart:label-position="right">
        <chart:label-separator>
          <text:p><text:line-break/></text:p>
        </chart:label-separator>
      </style:chart-properties>
      <style:graphic-properties draw:stroke="none" svg:stroke-color="#ffffff" draw:fill-color="#ffffff"/>
      <style:text-properties fo:color="#000000" fo:font-family="Tahoma" fo:font-size="8.25pt" style:font-size-asian="8.25pt" style:font-family-complex="Tahoma" style:font-size-complex="8.25pt"/>
    </style:style>
    <style:style style:name="ch7" style:family="chart">
      <style:chart-properties chart:error-category="percentage"/>
      <style:graphic-properties svg:stroke-width="0.035cm" svg:stroke-color="#b2b2b2"/>
    </style:style>
    <style:style style:name="ch8" style:family="chart">
      <style:chart-properties chart:solid-type="cuboid" chart:symbol-type="named-symbol" chart:symbol-name="diamond" chart:symbol-width="0.176cm" chart:symbol-height="0.176cm"/>
    </style:style>
    <style:style style:name="ch9" style:family="chart">
      <style:graphic-properties svg:stroke-width="0.035cm" draw:fill="none" draw:fill-color="#000000"/>
    </style:style>
    <style:style style:name="ch10" style:family="chart">
      <style:graphic-properties draw:fill-color="#d9d9d9"/>
    </style:style>
  </office:automatic-styles>
  <office:body>
    <office:chart>
      <chart:chart svg:width="16.598cm" svg:height="11.505cm" xlink:href=".." xlink:type="simple" chart:class="chart:scatter" chart:column-mapping="1 0" chart:style-name="ch1">
        <chart:title svg:x="6.609cm" svg:y="0.366cm" chart:style-name="ch2">
          <text:p>Project Timeline</text:p>
        </chart:title>
        <chart:plot-area chart:style-name="ch3" table:cell-range-address="Project.E5:Project.F34" svg:x="0.781cm" svg:y="1.813cm" svg:width="15.155cm" svg:height="9.042cm">
          <chartooo:coordinate-region svg:x="1.35cm" svg:y="1.813cm" svg:width="14.586cm" svg:height="9.042cm"/>
          <chart:axis chart:dimension="x" chart:name="primary-x" chart:style-name="ch4"/>
          <chart:axis chart:dimension="y" chart:name="primary-y" chart:style-name="ch5"/>
          <chart:series chart:style-name="ch6" chart:values-cell-range-address="Project.E5:Project.E34" chart:class="chart:scatter">
            <chart:domain table:cell-range-address="Project.F5:Project.F34"/>
            <chart:error-indicator chart:style-name="ch7" chart:dimension="y"/>
            <chart:data-point chart:style-name="ch8" chart:repeated="3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palte F</text:p>
              </table:table-cell>
              <table:table-cell office:value-type="string">
                <text:p>Spalte E</text:p>
              </table:table-cell>
            </table:table-row>
          </table:table-header-rows>
          <table:table-rows>
            <table:table-row>
              <table:table-cell office:value-type="string">
                <text:p>1</text:p>
              </table:table-cell>
              <table:table-cell office:value-type="float" office:value="39816">
                <text:p>39816</text:p>
                <draw:g>
                  <svg:desc>Project.F5:Project.F34</svg:desc>
                </draw:g>
              </table:table-cell>
              <table:table-cell office:value-type="float" office:value="45">
                <text:p>45</text:p>
                <draw:g>
                  <svg:desc>Project.E5:Project.E34</svg:desc>
                </draw:g>
              </table:table-cell>
            </table:table-row>
            <table:table-row>
              <table:table-cell office:value-type="string">
                <text:p>2</text:p>
              </table:table-cell>
              <table:table-cell office:value-type="float" office:value="39823">
                <text:p>39823</text:p>
              </table:table-cell>
              <table:table-cell office:value-type="float" office:value="37">
                <text:p>37</text:p>
              </table:table-cell>
            </table:table-row>
            <table:table-row>
              <table:table-cell office:value-type="string">
                <text:p>3</text:p>
              </table:table-cell>
              <table:table-cell office:value-type="float" office:value="39823">
                <text:p>39823</text:p>
              </table:table-cell>
              <table:table-cell office:value-type="float" office:value="27">
                <text:p>27</text:p>
              </table:table-cell>
            </table:table-row>
            <table:table-row>
              <table:table-cell office:value-type="string">
                <text:p>4</text:p>
              </table:table-cell>
              <table:table-cell office:value-type="float" office:value="39823">
                <text:p>39823</text:p>
              </table:table-cell>
              <table:table-cell office:value-type="float" office:value="23">
                <text:p>23</text:p>
              </table:table-cell>
            </table:table-row>
            <table:table-row>
              <table:table-cell office:value-type="string">
                <text:p>5</text:p>
              </table:table-cell>
              <table:table-cell office:value-type="float" office:value="39853">
                <text:p>39853</text:p>
              </table:table-cell>
              <table:table-cell office:value-type="float" office:value="17">
                <text:p>17</text:p>
              </table:table-cell>
            </table:table-row>
            <table:table-row>
              <table:table-cell office:value-type="string">
                <text:p>6</text:p>
              </table:table-cell>
              <table:table-cell office:value-type="float" office:value="39873">
                <text:p>39873</text:p>
              </table:table-cell>
              <table:table-cell office:value-type="float" office:value="10">
                <text:p>10</text:p>
              </table:table-cell>
            </table:table-row>
            <table:table-row>
              <table:table-cell office:value-type="string">
                <text:p>7</text:p>
              </table:table-cell>
              <table:table-cell office:value-type="float" office:value="39843">
                <text:p>39843</text:p>
              </table:table-cell>
              <table:table-cell office:value-type="float" office:value="-20">
                <text:p>-20</text:p>
              </table:table-cell>
            </table:table-row>
            <table:table-row>
              <table:table-cell office:value-type="string">
                <text:p>8</text:p>
              </table:table-cell>
              <table:table-cell office:value-type="float" office:value="39843">
                <text:p>39843</text:p>
              </table:table-cell>
              <table:table-cell office:value-type="float" office:value="-30">
                <text:p>-30</text:p>
              </table:table-cell>
            </table:table-row>
            <table:table-row>
              <table:table-cell office:value-type="string">
                <text:p>9</text:p>
              </table:table-cell>
              <table:table-cell office:value-type="float" office:value="39873">
                <text:p>39873</text:p>
              </table:table-cell>
              <table:table-cell office:value-type="float" office:value="-35">
                <text:p>-35</text:p>
              </table:table-cell>
            </table:table-row>
            <table:table-row>
              <table:table-cell office:value-type="string">
                <text:p>10</text:p>
              </table:table-cell>
              <table:table-cell office:value-type="float" office:value="39903">
                <text:p>39903</text:p>
              </table:table-cell>
              <table:table-cell office:value-type="float" office:value="-40">
                <text:p>-40</text:p>
              </table:table-cell>
            </table:table-row>
            <table:table-row>
              <table:table-cell office:value-type="string">
                <text:p>11</text:p>
              </table:table-cell>
              <table:table-cell office:value-type="float" office:value="39903">
                <text:p>39903</text:p>
              </table:table-cell>
              <table:table-cell office:value-type="float" office:value="35">
                <text:p>35</text:p>
              </table:table-cell>
            </table:table-row>
            <table:table-row>
              <table:table-cell office:value-type="string">
                <text:p>12</text:p>
              </table:table-cell>
              <table:table-cell office:value-type="float" office:value="39903">
                <text:p>39903</text:p>
              </table:table-cell>
              <table:table-cell office:value-type="float" office:value="30">
                <text:p>30</text:p>
              </table:table-cell>
            </table:table-row>
            <table:table-row>
              <table:table-cell office:value-type="string">
                <text:p>13</text:p>
              </table:table-cell>
              <table:table-cell office:value-type="float" office:value="39933">
                <text:p>39933</text:p>
              </table:table-cell>
              <table:table-cell office:value-type="float" office:value="23">
                <text:p>23</text:p>
              </table:table-cell>
            </table:table-row>
            <table:table-row>
              <table:table-cell office:value-type="string">
                <text:p>14</text:p>
              </table:table-cell>
              <table:table-cell office:value-type="float" office:value="39963">
                <text:p>39963</text:p>
              </table:table-cell>
              <table:table-cell office:value-type="float" office:value="10">
                <text:p>10</text:p>
              </table:table-cell>
            </table:table-row>
            <table:table-row>
              <table:table-cell office:value-type="string">
                <text:p>15</text:p>
              </table:table-cell>
              <table:table-cell office:value-type="float" office:value="39923">
                <text:p>39923</text:p>
              </table:table-cell>
              <table:table-cell office:value-type="float" office:value="-25">
                <text:p>-25</text:p>
              </table:table-cell>
            </table:table-row>
            <table:table-row>
              <table:table-cell office:value-type="string">
                <text:p>16</text:p>
              </table:table-cell>
              <table:table-cell office:value-type="float" office:value="39923">
                <text:p>39923</text:p>
              </table:table-cell>
              <table:table-cell office:value-type="float" office:value="-30">
                <text:p>-30</text:p>
              </table:table-cell>
            </table:table-row>
            <table:table-row>
              <table:table-cell office:value-type="string">
                <text:p>17</text:p>
              </table:table-cell>
              <table:table-cell office:value-type="float" office:value="39953">
                <text:p>39953</text:p>
              </table:table-cell>
              <table:table-cell office:value-type="float" office:value="-35">
                <text:p>-35</text:p>
              </table:table-cell>
            </table:table-row>
            <table:table-row>
              <table:table-cell office:value-type="string">
                <text:p>18</text:p>
              </table:table-cell>
              <table:table-cell office:value-type="float" office:value="39983">
                <text:p>39983</text:p>
              </table:table-cell>
              <table:table-cell office:value-type="float" office:value="-40">
                <text:p>-40</text:p>
              </table:table-cell>
            </table:table-row>
            <table:table-row>
              <table:table-cell office:value-type="string">
                <text:p>19</text:p>
              </table:table-cell>
              <table:table-cell office:value-type="float" office:value="39983">
                <text:p>39983</text:p>
              </table:table-cell>
              <table:table-cell office:value-type="float" office:value="25">
                <text:p>25</text:p>
              </table:table-cell>
            </table:table-row>
            <table:table-row>
              <table:table-cell office:value-type="string">
                <text:p>20</text:p>
              </table:table-cell>
              <table:table-cell office:value-type="float" office:value="39983">
                <text:p>39983</text:p>
              </table:table-cell>
              <table:table-cell office:value-type="float" office:value="20">
                <text:p>20</text:p>
              </table:table-cell>
            </table:table-row>
            <table:table-row>
              <table:table-cell office:value-type="string">
                <text:p>21</text:p>
              </table:table-cell>
              <table:table-cell office:value-type="float" office:value="40013">
                <text:p>40013</text:p>
              </table:table-cell>
              <table:table-cell office:value-type="float" office:value="15">
                <text:p>15</text:p>
              </table:table-cell>
            </table:table-row>
            <table:table-row>
              <table:table-cell office:value-type="string">
                <text:p>22</text:p>
              </table:table-cell>
              <table:table-cell office:value-type="float" office:value="40043">
                <text:p>40043</text:p>
              </table:table-cell>
              <table:table-cell office:value-type="float" office:value="10">
                <text:p>10</text:p>
              </table:table-cell>
            </table:table-row>
            <table:table-row>
              <table:table-cell office:value-type="string">
                <text:p>23</text:p>
              </table:table-cell>
              <table:table-cell office:value-type="float" office:value="40003">
                <text:p>40003</text:p>
              </table:table-cell>
              <table:table-cell office:value-type="float" office:value="-10">
                <text:p>-10</text:p>
              </table:table-cell>
            </table:table-row>
            <table:table-row>
              <table:table-cell office:value-type="string">
                <text:p>24</text:p>
              </table:table-cell>
              <table:table-cell office:value-type="float" office:value="40003">
                <text:p>40003</text:p>
              </table:table-cell>
              <table:table-cell office:value-type="float" office:value="-15">
                <text:p>-15</text:p>
              </table:table-cell>
            </table:table-row>
            <table:table-row>
              <table:table-cell office:value-type="string">
                <text:p>25</text:p>
              </table:table-cell>
              <table:table-cell office:value-type="float" office:value="40033">
                <text:p>40033</text:p>
              </table:table-cell>
              <table:table-cell office:value-type="float" office:value="-20">
                <text:p>-20</text:p>
              </table:table-cell>
            </table:table-row>
            <table:table-row>
              <table:table-cell office:value-type="string">
                <text:p>26</text:p>
              </table:table-cell>
              <table:table-cell office:value-type="float" office:value="40063">
                <text:p>40063</text:p>
              </table:table-cell>
              <table:table-cell office:value-type="float" office:value="-25">
                <text:p>-25</text:p>
              </table:table-cell>
            </table:table-row>
            <table:table-row>
              <table:table-cell office:value-type="string">
                <text:p>27</text:p>
              </table:table-cell>
              <table:table-cell office:value-type="float" office:value="0">
                <text:p>0</text:p>
              </table:table-cell>
              <table:table-cell office:value-type="float" office:value="20">
                <text:p>20</text:p>
              </table:table-cell>
            </table:table-row>
            <table:table-row>
              <table:table-cell office:value-type="string">
                <text:p>28</text:p>
              </table:table-cell>
              <table:table-cell office:value-type="float" office:value="0">
                <text:p>0</text:p>
              </table:table-cell>
              <table:table-cell office:value-type="float" office:value="10">
                <text:p>10</text:p>
              </table:table-cell>
            </table:table-row>
            <table:table-row>
              <table:table-cell office:value-type="string">
                <text:p>29</text:p>
              </table:table-cell>
              <table:table-cell office:value-type="float" office:value="0">
                <text:p>0</text:p>
              </table:table-cell>
              <table:table-cell office:value-type="float" office:value="-20">
                <text:p>-20</text:p>
              </table:table-cell>
            </table:table-row>
            <table:table-row>
              <table:table-cell office:value-type="string">
                <text:p>30</text:p>
              </table:table-cell>
              <table:table-cell office:value-type="float" office:value="0">
                <text:p>0</text:p>
              </table:table-cell>
              <table:table-cell office:value-type="float" office:value="-10">
                <text:p>-1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30" number:automatic-order="true" number:format-source="language">
      <number:day/>
      <number:text>.</number:text>
      <number:month/>
      <number:text>.</number:text>
      <number:year/>
    </number:date-style>
    <style:style style:name="ch1" style:family="chart">
      <style:graphic-properties draw:stroke="none"/>
    </style:style>
    <style:style style:name="ch2" style:family="chart">
      <style:chart-properties chart:symbol-type="automatic" chart:include-hidden-cells="false" chart:treat-empty-cells="ignore" chart:right-angled-axes="true"/>
    </style:style>
    <style:style style:name="ch3" style:family="chart" style:data-style-name="N30">
      <style:chart-properties chart:display-label="true" chart:logarithmic="false" chart:reverse-direction="false" text:line-break="false" chart:link-data-style-to-source="false" chart:axis-position="0"/>
      <style:graphic-properties svg:stroke-width="0.05cm" svg:stroke-color="#b3b3b3"/>
      <style:text-properties fo:font-size="8pt" fo:font-weight="bold" style:font-size-asian="8pt" style:font-size-complex="8pt"/>
    </style:style>
    <style:style style:name="ch4" style:family="chart" style:data-style-name="N0">
      <style:chart-properties chart:display-label="true" chart:logarithmic="false" chart:reverse-direction="false" text:line-break="false" chart:visibl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style:graphic-properties draw:stroke="none" svg:stroke-width="0.088cm" svg:stroke-color="#004586" draw:fill-color="#004586"/>
      <style:text-properties fo:font-size="6pt" style:font-size-asian="6pt" style:font-size-complex="6pt"/>
    </style:style>
    <style:style style:name="ch7" style:family="chart" style:data-style-name="N0">
      <style:chart-properties chart:symbol-type="named-symbol" chart:symbol-name="diamond" chart:symbol-width="0.25cm" chart:symbol-height="0.25cm"/>
      <style:graphic-properties draw:stroke="none" svg:stroke-width="0.088cm" svg:stroke-color="#ff420e" draw:fill-color="#ff420e"/>
      <style:text-properties fo:font-size="6pt" style:font-size-asian="6pt" style:font-size-complex="6pt"/>
    </style:style>
    <style:style style:name="ch8" style:family="chart" style:data-style-name="N0">
      <style:chart-properties chart:symbol-type="named-symbol" chart:symbol-name="square" chart:symbol-width="0.25cm" chart:symbol-height="0.05cm" chart:error-lower-indicator="true" chart:error-category="percentage" chart:error-percentage="100" chart:data-label-number="none" chart:data-label-text="true" chart:data-label-symbol="false" chart:label-position="right">
        <chart:symbol-image xlink:href="Pictures/2000000D000000DF000000DF334F448F.svm" xlink:type="simple" xlink:actuate="onLoad"/>
      </style:chart-properties>
      <style:graphic-properties draw:stroke="none" svg:stroke-width="0.088cm" svg:stroke-color="#ffd320" draw:fill-color="#ffd320"/>
      <style:text-properties fo:font-size="10pt" style:font-size-asian="6pt" style:font-size-complex="6pt"/>
    </style:style>
    <style:style style:name="ch9" style:family="chart">
      <style:chart-properties chart:error-category="percentage"/>
    </style:style>
    <style:style style:name="ch10" style:family="chart">
      <style:chart-properties chart:solid-type="cuboid" chart:symbol-type="named-symbol" chart:symbol-name="square" chart:symbol-width="0.25cm" chart:symbol-height="0.05cm"/>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9.651cm" svg:height="13.229cm" xlink:href=".." xlink:type="simple" chart:class="chart:scatter" chart:column-mapping="0" chart:style-name="ch1">
        <chart:plot-area chart:style-name="ch2" table:cell-range-address="Timeline.B5:Timeline.E30" chart:data-source-has-labels="column" svg:x="0.399cm" svg:y="0.262cm" svg:width="26.392cm" svg:height="12.699cm">
          <chartooo:coordinate-region svg:x="0.955cm" svg:y="0.262cm" svg:width="25.279cm" svg:height="12.699cm"/>
          <chart:axis chart:dimension="x" chart:name="primary-x" chart:style-name="ch3" chartooo:axis-type="auto">
            <chart:categories table:cell-range-address="Timeline.C5:Timeline.C30"/>
          </chart:axis>
          <chart:axis chart:dimension="y" chart:name="primary-y" chart:style-name="ch4">
            <chart:grid chart:style-name="ch5" chart:class="major"/>
          </chart:axis>
          <chart:series chart:style-name="ch6" chart:values-cell-range-address="Timeline.C5:Timeline.C30" chart:class="chart:scatter">
            <chart:domain table:cell-range-address="Timeline.B5:Timeline.B30"/>
            <chart:data-point chart:repeated="26"/>
          </chart:series>
          <chart:series chart:style-name="ch7" chart:values-cell-range-address="Timeline.D5:Timeline.D30" chart:class="chart:scatter">
            <chart:data-point chart:repeated="26"/>
          </chart:series>
          <chart:series chart:style-name="ch8" chart:values-cell-range-address="Timeline.E5:Timeline.E30" chart:class="chart:scatter">
            <chart:error-indicator chart:style-name="ch9" chart:dimension="y"/>
            <chart:data-point chart:repeated="5"/>
            <chart:data-point chart:style-name="ch10"/>
            <chart:data-point chart:repeated="2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palte B</text:p>
              </table:table-cell>
              <table:table-cell office:value-type="string">
                <text:p>Spalte C</text:p>
              </table:table-cell>
              <table:table-cell office:value-type="string">
                <text:p>Spalte D</text:p>
              </table:table-cell>
              <table:table-cell office:value-type="string">
                <text:p>Spalte E</text:p>
              </table:table-cell>
            </table:table-row>
          </table:table-header-rows>
          <table:table-rows>
            <table:table-row>
              <table:table-cell office:value-type="string">
                <text:p>Start des Semesters</text:p>
                <draw:g>
                  <svg:desc>Timeline.C5:Timeline.C30</svg:desc>
                </draw:g>
              </table:table-cell>
              <table:table-cell office:value-type="float" office:value="42088">
                <text:p>42088</text:p>
                <draw:g>
                  <svg:desc>Timeline.B5:Timeline.B30</svg:desc>
                </draw:g>
              </table:table-cell>
              <table:table-cell office:value-type="float" office:value="NaN">
                <text:p>NaN</text:p>
                <draw:g>
                  <svg:desc>Timeline.C5:Timeline.C30</svg:desc>
                </draw:g>
              </table:table-cell>
              <table:table-cell office:value-type="float" office:value="NaN">
                <text:p>NaN</text:p>
                <draw:g>
                  <svg:desc>Timeline.D5:Timeline.D30</svg:desc>
                </draw:g>
              </table:table-cell>
              <table:table-cell office:value-type="float" office:value="15">
                <text:p>15</text:p>
                <draw:g>
                  <svg:desc>Timeline.E5:Timeline.E30</svg:desc>
                </draw:g>
              </table:table-cell>
            </table:table-row>
            <table:table-row>
              <table:table-cell office:value-type="string">
                <text:p>Lauffähige RoboCup
Umgebung</text:p>
              </table:table-cell>
              <table:table-cell office:value-type="float" office:value="42095">
                <text:p>42095</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Analyse
Debuggingtools</text:p>
              </table:table-cell>
              <table:table-cell office:value-type="float" office:value="42105">
                <text:p>42105</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Testen verschiedener
Frameworks</text:p>
              </table:table-cell>
              <table:table-cell office:value-type="float" office:value="42096">
                <text:p>42096</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Auswahl:
Magma Offenburg</text:p>
              </table:table-cell>
              <table:table-cell office:value-type="float" office:value="42102">
                <text:p>42102</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Integration RoboViz</text:p>
              </table:table-cell>
              <table:table-cell office:value-type="float" office:value="42122">
                <text:p>42122</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Team
Neustrukturierung</text:p>
              </table:table-cell>
              <table:table-cell office:value-type="float" office:value="42123">
                <text:p>42123</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Lauf-Optimierung</text:p>
              </table:table-cell>
              <table:table-cell office:value-type="float" office:value="42130">
                <text:p>42130</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Aktualisierung der
Server-Config</text:p>
              </table:table-cell>
              <table:table-cell office:value-type="float" office:value="42143">
                <text:p>42143</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Kicking Challenge
Prototyp</text:p>
              </table:table-cell>
              <table:table-cell office:value-type="float" office:value="42150">
                <text:p>42150</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Einarbeitung ins 
Regelwerk</text:p>
              </table:table-cell>
              <table:table-cell office:value-type="float" office:value="42158">
                <text:p>42158</text:p>
              </table:table-cell>
              <table:table-cell office:value-type="float" office:value="NaN">
                <text:p>NaN</text:p>
              </table:table-cell>
              <table:table-cell office:value-type="float" office:value="NaN">
                <text:p>NaN</text:p>
              </table:table-cell>
              <table:table-cell office:value-type="float" office:value="-20">
                <text:p>-20</text:p>
              </table:table-cell>
            </table:table-row>
            <table:table-row>
              <table:table-cell office:value-type="string">
                <text:p>Eigenes
Agent-Modell</text:p>
              </table:table-cell>
              <table:table-cell office:value-type="float" office:value="42160">
                <text:p>42160</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KI's für 
Standardsituationen</text:p>
              </table:table-cell>
              <table:table-cell office:value-type="float" office:value="42165">
                <text:p>42165</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Dribbeln</text:p>
              </table:table-cell>
              <table:table-cell office:value-type="float" office:value="42167">
                <text:p>42167</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Festlegen der
Challenges</text:p>
              </table:table-cell>
              <table:table-cell office:value-type="float" office:value="42172">
                <text:p>42172</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Manuelle Steuerung</text:p>
              </table:table-cell>
              <table:table-cell office:value-type="float" office:value="42178">
                <text:p>42178</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Implementierung der
Kicking Challenges</text:p>
              </table:table-cell>
              <table:table-cell office:value-type="float" office:value="42179">
                <text:p>42179</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Kick-Optimierung</text:p>
              </table:table-cell>
              <table:table-cell office:value-type="float" office:value="42182">
                <text:p>42182</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Final Match !!</text:p>
              </table:table-cell>
              <table:table-cell office:value-type="float" office:value="42186">
                <text:p>42186</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Literaturrecherche KI</text:p>
              </table:table-cell>
              <table:table-cell office:value-type="float" office:value="42109">
                <text:p>42109</text:p>
              </table:table-cell>
              <table:table-cell office:value-type="float" office:value="NaN">
                <text:p>NaN</text:p>
              </table:table-cell>
              <table:table-cell office:value-type="float" office:value="NaN">
                <text:p>NaN</text:p>
              </table:table-cell>
              <table:table-cell office:value-type="float" office:value="20">
                <text:p>20</text:p>
              </table:table-cell>
            </table:table-row>
            <table:table-row>
              <table:table-cell office:value-type="string">
                <text:p>Erstes KI-Konzept -
State Machines</text:p>
              </table:table-cell>
              <table:table-cell office:value-type="float" office:value="42110">
                <text:p>42110</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Einfacher Torschütze
+ Torwart</text:p>
              </table:table-cell>
              <table:table-cell office:value-type="float" office:value="42144">
                <text:p>42144</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Finales KI-Konzept - 
Strategy-Role</text:p>
              </table:table-cell>
              <table:table-cell office:value-type="float" office:value="42151">
                <text:p>42151</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Intelligenter Stürmer</text:p>
              </table:table-cell>
              <table:table-cell office:value-type="float" office:value="42171">
                <text:p>42171</text:p>
              </table:table-cell>
              <table:table-cell office:value-type="float" office:value="NaN">
                <text:p>NaN</text:p>
              </table:table-cell>
              <table:table-cell office:value-type="float" office:value="NaN">
                <text:p>NaN</text:p>
              </table:table-cell>
              <table:table-cell office:value-type="float" office:value="20">
                <text:p>20</text:p>
              </table:table-cell>
            </table:table-row>
            <table:table-row>
              <table:table-cell office:value-type="string">
                <text:p>Testspiel gegen Team KKB</text:p>
              </table:table-cell>
              <table:table-cell office:value-type="float" office:value="42172">
                <text:p>42172</text:p>
              </table:table-cell>
              <table:table-cell office:value-type="float" office:value="NaN">
                <text:p>NaN</text:p>
              </table:table-cell>
              <table:table-cell office:value-type="float" office:value="NaN">
                <text:p>NaN</text:p>
              </table:table-cell>
              <table:table-cell office:value-type="float" office:value="-20">
                <text:p>-20</text:p>
              </table:table-cell>
            </table:table-row>
            <table:table-row>
              <table:table-cell office:value-type="string">
                <text:p>Intelligenter Torwart</text:p>
              </table:table-cell>
              <table:table-cell office:value-type="float" office:value="42177">
                <text:p>42177</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